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FMono-Regular" svg:font-family="SFMono-Regular, Menlo, Monaco, Consolas, 'liberation mono', 'courier new', monospace"/>
    <style:font-face style:name="open sans" svg:font-family="'open sans', apple-system, BlinkMacSystemFont, 'segoe ui', Roboto, 'helvetica neue', Arial, sans-serif, 'apple color emoji', 'segoe ui emoji', 'segoe ui symbol'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1" style:family="table">
      <style:table-properties style:width="17.59cm" table:align="left"/>
    </style:style>
    <style:style style:name="Таблица1.A" style:family="table-column">
      <style:table-column-properties style:column-width="6.452cm"/>
    </style:style>
    <style:style style:name="Таблица1.B" style:family="table-column">
      <style:table-column-properties style:column-width="11.137cm"/>
    </style:style>
    <style:style style:name="Таблица1.A1" style:family="table-cell">
      <style:table-cell-properties style:vertical-align="middle" fo:padding-left="0cm" fo:padding-right="0cm" fo:padding-top="0.049cm" fo:padding-bottom="0.049cm" fo:border-left="none" fo:border-right="none" fo:border-top="0.05pt solid #dee2e6" fo:border-bottom="1.5pt solid #dee2e6"/>
    </style:style>
    <style:style style:name="Таблица1.A2" style:family="table-cell">
      <style:table-cell-properties style:vertical-align="middle" fo:padding-left="0cm" fo:padding-right="0cm" fo:padding-top="0.049cm" fo:padding-bottom="0cm" fo:border-left="none" fo:border-right="none" fo:border-top="0.05pt solid #dee2e6" fo:border-bottom="none"/>
    </style:style>
    <style:style style:name="P1" style:family="paragraph" style:parent-style-name="Heading_20_2">
      <style:text-properties fo:font-variant="normal" fo:text-transform="none" fo:color="#222222" loext:opacity="100%" style:font-name="open sans" fo:font-size="12pt" fo:letter-spacing="normal" fo:font-style="normal" fo:font-weight="normal" officeooo:rsid="000f28d4" officeooo:paragraph-rsid="000f28d4" style:font-size-asian="12pt" style:font-size-complex="12pt"/>
    </style:style>
    <style:style style:name="P2" style:family="paragraph" style:parent-style-name="Heading_20_2">
      <style:paragraph-properties fo:margin-left="0cm" fo:margin-right="0cm" fo:line-height="120%" fo:text-align="start" style:justify-single-word="false" fo:orphans="2" fo:widows="2" fo:text-indent="0cm" style:auto-text-indent="false"/>
      <style:text-properties fo:font-variant="normal" fo:text-transform="none" fo:color="#222222" loext:opacity="100%" style:font-name="open sans" fo:letter-spacing="normal" fo:font-style="normal" fo:font-weight="normal"/>
    </style:style>
    <style:style style:name="P3" style:family="paragraph" style:parent-style-name="Heading_20_3">
      <style:paragraph-properties fo:margin-left="0cm" fo:margin-right="0cm" fo:line-height="120%" fo:text-align="start" style:justify-single-word="false" fo:orphans="2" fo:widows="2" fo:text-indent="0cm" style:auto-text-indent="false"/>
      <style:text-properties fo:font-variant="normal" fo:text-transform="none" fo:color="#222222" loext:opacity="100%" style:font-name="open sans" fo:letter-spacing="normal" fo:font-style="normal" fo:font-weight="normal"/>
    </style:style>
    <style:style style:name="P4" style:family="paragraph" style:parent-style-name="Preformatted_20_Text">
      <loext:graphic-properties draw:fill="solid" draw:fill-color="#f8f8f8" draw:opacity="100%"/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#f8f8f8"/>
    </style:style>
    <style:style style:name="P5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</style:style>
    <style:style style:name="P6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</style:style>
    <style:style style:name="P7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</style:style>
    <style:style style:name="P8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</style:style>
    <style:style style:name="P9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22222" loext:opacity="100%" style:font-name="open sans" fo:font-size="12pt" fo:letter-spacing="normal" fo:font-style="normal" fo:font-weight="normal"/>
    </style:style>
    <style:style style:name="P10" style:family="paragraph" style:parent-style-name="Preformatted_20_Text">
      <style:text-properties officeooo:rsid="0004860a" officeooo:paragraph-rsid="0004860a"/>
    </style:style>
    <style:style style:name="P11" style:family="paragraph" style:parent-style-name="Preformatted_20_Text">
      <style:text-properties style:font-name="Calibri" fo:font-size="12pt" style:font-size-asian="12pt" style:font-size-complex="12pt"/>
    </style:style>
    <style:style style:name="P12" style:family="paragraph" style:parent-style-name="Preformatted_20_Text">
      <style:text-properties style:font-name="Calibri" fo:font-size="12pt" officeooo:rsid="0004860a" officeooo:paragraph-rsid="0004860a" style:font-size-asian="12pt" style:font-size-complex="12pt"/>
    </style:style>
    <style:style style:name="P13" style:family="paragraph" style:parent-style-name="Preformatted_20_Text">
      <style:text-properties style:font-name="Calibri" fo:font-size="12pt" officeooo:rsid="0005b0ae" officeooo:paragraph-rsid="0005b0ae" style:font-size-asian="12pt" style:font-size-complex="12pt"/>
    </style:style>
    <style:style style:name="P14" style:family="paragraph" style:parent-style-name="Preformatted_20_Text">
      <style:text-properties style:font-name="Calibri" fo:font-size="12pt" officeooo:rsid="000760bb" officeooo:paragraph-rsid="000760bb" style:font-size-asian="12pt" style:font-size-complex="12pt"/>
    </style:style>
    <style:style style:name="P15" style:family="paragraph" style:parent-style-name="Preformatted_20_Text">
      <style:text-properties style:font-name="Calibri" fo:font-size="12pt" officeooo:rsid="00092f20" officeooo:paragraph-rsid="00092f20" style:font-size-asian="12pt" style:font-size-complex="12pt"/>
    </style:style>
    <style:style style:name="P16" style:family="paragraph" style:parent-style-name="Preformatted_20_Text">
      <style:text-properties style:font-name="Calibri" fo:font-size="12pt" officeooo:rsid="000c628d" officeooo:paragraph-rsid="000c628d" style:font-size-asian="12pt" style:font-size-complex="12pt"/>
    </style:style>
    <style:style style:name="P17" style:family="paragraph" style:parent-style-name="Preformatted_20_Text">
      <style:text-properties style:font-name="Calibri" fo:font-size="12pt" officeooo:rsid="000f28d4" officeooo:paragraph-rsid="000f28d4" style:font-size-asian="12pt" style:font-size-complex="12pt"/>
    </style:style>
    <style:style style:name="P18" style:family="paragraph" style:parent-style-name="Preformatted_20_Text">
      <style:text-properties style:font-name="Calibri" fo:font-size="12pt" officeooo:rsid="000f28d4" officeooo:paragraph-rsid="0012e39f" style:font-size-asian="12pt" style:font-size-complex="12pt"/>
    </style:style>
    <style:style style:name="P19" style:family="paragraph" style:parent-style-name="Preformatted_20_Text">
      <loext:graphic-properties draw:fill="solid" draw:fill-color="#f8f8f8" draw:opacity="100%"/>
      <style:paragraph-properties fo:margin-top="0cm" fo:margin-bottom="0cm" style:contextual-spacing="false" fo:text-align="start" style:justify-single-word="false" fo:orphans="2" fo:widows="2" fo:background-color="#f8f8f8"/>
    </style:style>
    <style:style style:name="P20" style:family="paragraph" style:parent-style-name="Preformatted_20_Text">
      <loext:graphic-properties draw:fill="solid" draw:fill-color="#f8f8f8" draw:opacity="100%"/>
      <style:paragraph-properties fo:margin-top="0cm" fo:margin-bottom="0cm" style:contextual-spacing="false" fo:text-align="start" style:justify-single-word="false" fo:orphans="2" fo:widows="2" fo:background-color="#f8f8f8"/>
      <style:text-properties officeooo:paragraph-rsid="001118ac"/>
    </style:style>
    <style:style style:name="P21" style:family="paragraph" style:parent-style-name="Preformatted_20_Text">
      <loext:graphic-properties draw:fill="solid" draw:fill-color="#f8f8f8" draw:opacity="100%"/>
      <style:paragraph-properties fo:margin-top="0cm" fo:margin-bottom="0cm" style:contextual-spacing="false" fo:text-align="start" style:justify-single-word="false" fo:orphans="2" fo:widows="2" fo:background-color="#f8f8f8"/>
      <style:text-properties officeooo:paragraph-rsid="0012e39f"/>
    </style:style>
    <style:style style:name="P22" style:family="paragraph" style:parent-style-name="Preformatted_20_Text">
      <loext:graphic-properties draw:fill="solid" draw:fill-color="#f8f8f8" draw:opacity="100%"/>
      <style:paragraph-properties fo:margin-top="0cm" fo:margin-bottom="0cm" style:contextual-spacing="false" fo:text-align="start" style:justify-single-word="false" fo:orphans="2" fo:widows="2" fo:background-color="#f8f8f8"/>
      <style:text-properties officeooo:paragraph-rsid="0014361b"/>
    </style:style>
    <style:style style:name="P23" style:family="paragraph" style:parent-style-name="Preformatted_20_Text">
      <loext:graphic-properties draw:fill="solid" draw:fill-color="#f8f8f8" draw:opacity="100%"/>
      <style:paragraph-properties fo:margin-top="0cm" fo:margin-bottom="0cm" style:contextual-spacing="false" fo:text-align="start" style:justify-single-word="false" fo:orphans="2" fo:widows="2" fo:background-color="#f8f8f8"/>
      <style:text-properties officeooo:paragraph-rsid="0016eebc"/>
    </style:style>
    <style:style style:name="P24" style:family="paragraph" style:parent-style-name="Table_20_Contents">
      <style:text-properties fo:font-weight="normal"/>
    </style:style>
    <style:style style:name="P25" style:family="paragraph" style:parent-style-name="Preformatted_20_Text">
      <style:text-properties style:font-name="Calibri" fo:font-size="12pt" officeooo:rsid="000f28d4" officeooo:paragraph-rsid="000f28d4" style:font-size-asian="12pt" style:font-size-complex="12pt"/>
    </style:style>
    <style:style style:name="P26" style:family="paragraph" style:parent-style-name="Preformatted_20_Text">
      <style:text-properties style:font-name="Calibri" fo:font-size="12pt" officeooo:rsid="001e271b" officeooo:paragraph-rsid="001e271b" style:font-size-asian="12pt" style:font-size-complex="12pt"/>
    </style:style>
    <style:style style:name="P27" style:family="paragraph" style:parent-style-name="Preformatted_20_Text">
      <style:text-properties officeooo:paragraph-rsid="0012e39f"/>
    </style:style>
    <style:style style:name="T1" style:family="text">
      <style:text-properties fo:font-variant="normal" fo:text-transform="none" fo:color="#333333" loext:opacity="100%" style:font-name="Calibri" fo:font-size="12pt" fo:letter-spacing="normal" fo:font-style="normal" fo:font-weight="normal" fo:background-color="#f7f7f7" loext:char-shading-value="0" style:font-size-asian="12pt" style:font-size-complex="12pt" loext:padding="0cm" loext:border="none"/>
    </style:style>
    <style:style style:name="T2" style:family="text">
      <style:text-properties fo:font-variant="normal" fo:text-transform="none" fo:color="#333333" loext:opacity="100%" fo:letter-spacing="normal" fo:font-style="normal" fo:font-weight="normal"/>
    </style:style>
    <style:style style:name="T3" style:family="text">
      <style:text-properties fo:font-variant="normal" fo:text-transform="none" fo:color="#222222" loext:opacity="100%" style:font-name="open sans" fo:font-size="12pt" fo:letter-spacing="normal" fo:font-style="normal" fo:font-weight="normal"/>
    </style:style>
    <style:style style:name="T4" style:family="text">
      <style:text-properties fo:font-variant="normal" fo:text-transform="none" fo:color="#222222" loext:opacity="100%" style:font-name="SFMono-Regular" fo:font-size="9.75pt" fo:letter-spacing="normal" fo:font-style="normal" fo:font-weight="normal" loext:padding="0cm" loext:border="none"/>
    </style:style>
    <style:style style:name="T5" style:family="text">
      <style:text-properties fo:font-variant="normal" fo:text-transform="none" fo:color="#222222" loext:opacity="100%" style:font-name="SFMono-Regular" fo:font-size="10.5pt" fo:letter-spacing="normal" fo:font-style="normal" fo:font-weight="normal" fo:background-color="#ffffff" loext:char-shading-value="0" loext:padding="0cm" loext:border="none"/>
    </style:style>
    <style:style style:name="T6" style:family="text">
      <style:text-properties fo:font-variant="normal" fo:text-transform="none" fo:color="#222222" loext:opacity="100%" style:font-name="SFMono-Regular" fo:font-size="10.5pt" fo:letter-spacing="normal" fo:font-style="normal" fo:font-weight="normal" loext:padding="0cm" loext:border="none"/>
    </style:style>
    <style:style style:name="T7" style:family="text">
      <style:text-properties fo:font-variant="normal" fo:text-transform="none" fo:color="#222222" loext:opacity="100%" style:font-name="SFMono-Regular" fo:font-size="10.5pt" fo:letter-spacing="normal" fo:font-style="normal" fo:font-weight="normal" officeooo:rsid="001118ac" loext:padding="0cm" loext:border="none"/>
    </style:style>
    <style:style style:name="T8" style:family="text">
      <style:text-properties fo:font-variant="normal" fo:text-transform="none" fo:color="#222222" loext:opacity="100%" style:font-name="SFMono-Regular" fo:font-size="10.5pt" fo:letter-spacing="normal" fo:font-style="normal" fo:font-weight="normal" officeooo:rsid="0012e39f" loext:padding="0cm" loext:border="none"/>
    </style:style>
    <style:style style:name="T9" style:family="text">
      <style:text-properties fo:font-variant="normal" fo:text-transform="none" fo:color="#222222" loext:opacity="100%" style:font-name="SFMono-Regular" fo:font-size="10.5pt" fo:letter-spacing="normal" fo:font-style="normal" fo:font-weight="normal" officeooo:rsid="0014361b" style:font-name-asian="NSimSun1" style:font-size-asian="10pt" style:font-name-complex="Liberation Mono" style:font-size-complex="10pt" loext:padding="0cm" loext:border="none"/>
    </style:style>
    <style:style style:name="T10" style:family="text">
      <style:text-properties fo:font-variant="normal" fo:text-transform="none" fo:color="#222222" loext:opacity="100%" style:font-name="SFMono-Regular" fo:font-size="10.5pt" fo:letter-spacing="normal" fo:font-style="normal" fo:font-weight="normal" officeooo:rsid="0016eebc" style:font-name-asian="NSimSun1" style:font-size-asian="10pt" style:font-name-complex="Liberation Mono" style:font-size-complex="10pt" loext:padding="0cm" loext:border="none"/>
    </style:style>
    <style:style style:name="T11" style:family="text">
      <style:text-properties fo:font-variant="normal" fo:text-transform="none" fo:color="#222222" loext:opacity="100%" style:font-name="SFMono-Regular" fo:font-size="10.5pt" fo:letter-spacing="normal" fo:font-style="normal" fo:font-weight="normal" officeooo:rsid="0014361b" loext:padding="0cm" loext:border="none"/>
    </style:style>
    <style:style style:name="T12" style:family="text">
      <style:text-properties fo:font-variant="normal" fo:text-transform="none" fo:color="#222222" loext:opacity="100%" fo:letter-spacing="normal" fo:background-color="#ffffff" loext:char-shading-value="0" loext:padding="0cm" loext:border="none"/>
    </style:style>
    <style:style style:name="T13" style:family="text">
      <style:text-properties fo:font-variant="normal" fo:text-transform="none" fo:color="#222222" loext:opacity="100%" style:font-name="Liberation Mono" fo:font-size="10pt" fo:letter-spacing="normal" fo:font-style="normal" fo:font-weight="normal" officeooo:rsid="0014361b" style:font-name-asian="NSimSun1" style:font-size-asian="10pt" style:font-name-complex="Liberation Mono" style:font-size-complex="10pt" loext:padding="0cm" loext:border="none"/>
    </style:style>
    <style:style style:name="T14" style:family="text">
      <style:text-properties fo:font-variant="normal" fo:text-transform="none" fo:color="#3371e3" loext:opacity="100%" style:text-line-through-style="none" style:text-line-through-type="none" style:font-name="open sans" fo:font-size="12pt" fo:letter-spacing="normal" fo:font-style="normal" style:text-underline-style="none" fo:font-weight="normal" style:text-blinking="false" fo:background-color="transparent" loext:char-shading-value="0"/>
    </style:style>
    <style:style style:name="T15" style:family="text">
      <style:text-properties fo:font-variant="normal" fo:text-transform="none" fo:color="#008800" loext:opacity="100%" style:font-name="SFMono-Regular" fo:font-size="10.5pt" fo:letter-spacing="normal" fo:font-style="italic" fo:font-weight="normal" fo:background-color="#ffffff" loext:char-shading-value="0" loext:padding="0cm" loext:border="none"/>
    </style:style>
    <style:style style:name="T16" style:family="text">
      <style:text-properties fo:font-variant="normal" fo:text-transform="none" fo:color="#008800" loext:opacity="100%" style:font-name="SFMono-Regular" fo:font-size="10.5pt" fo:letter-spacing="normal" fo:font-style="italic" fo:font-weight="normal" loext:padding="0cm" loext:border="none"/>
    </style:style>
    <style:style style:name="T17" style:family="text">
      <style:text-properties fo:font-variant="normal" fo:text-transform="none" fo:color="#b8860b" loext:opacity="100%" style:font-name="SFMono-Regular" fo:font-size="10.5pt" fo:letter-spacing="normal" fo:font-style="normal" fo:font-weight="normal" fo:background-color="#ffffff" loext:char-shading-value="0" loext:padding="0cm" loext:border="none"/>
    </style:style>
    <style:style style:name="T18" style:family="text">
      <style:text-properties fo:font-variant="normal" fo:text-transform="none" fo:color="#666666" loext:opacity="100%" style:font-name="SFMono-Regular" fo:font-size="10.5pt" fo:letter-spacing="normal" fo:font-style="normal" fo:font-weight="normal" fo:background-color="#ffffff" loext:char-shading-value="0" loext:padding="0cm" loext:border="none"/>
    </style:style>
    <style:style style:name="T19" style:family="text">
      <style:text-properties fo:font-variant="normal" fo:text-transform="none" fo:color="#666666" loext:opacity="100%" style:font-name="SFMono-Regular" fo:font-size="10.5pt" fo:letter-spacing="normal" fo:font-style="normal" fo:font-weight="normal" loext:padding="0cm" loext:border="none"/>
    </style:style>
    <style:style style:name="T20" style:family="text">
      <style:text-properties fo:font-variant="normal" fo:text-transform="none" fo:color="#666666" loext:opacity="100%" style:font-name="SFMono-Regular" fo:font-size="10.5pt" fo:letter-spacing="normal" fo:font-style="normal" fo:font-weight="normal" officeooo:rsid="001118ac" loext:padding="0cm" loext:border="none"/>
    </style:style>
    <style:style style:name="T21" style:family="text">
      <style:text-properties fo:font-variant="normal" fo:text-transform="none" fo:color="#666666" loext:opacity="100%" style:font-name="SFMono-Regular" fo:font-size="10.5pt" fo:letter-spacing="normal" fo:font-style="normal" fo:font-weight="normal" officeooo:rsid="0012e39f" loext:padding="0cm" loext:border="none"/>
    </style:style>
    <style:style style:name="T22" style:family="text">
      <style:text-properties fo:font-variant="normal" fo:text-transform="none" fo:color="#666666" loext:opacity="100%" style:font-name="SFMono-Regular" fo:font-size="10.5pt" fo:letter-spacing="normal" fo:font-style="normal" fo:font-weight="normal" officeooo:rsid="0014361b" style:font-name-asian="NSimSun1" style:font-size-asian="10pt" style:font-name-complex="Liberation Mono" style:font-size-complex="10pt" loext:padding="0cm" loext:border="none"/>
    </style:style>
    <style:style style:name="T23" style:family="text">
      <style:text-properties fo:font-variant="normal" fo:text-transform="none" fo:color="#666666" loext:opacity="100%" style:font-name="SFMono-Regular" fo:font-size="10.5pt" fo:letter-spacing="normal" fo:font-style="normal" fo:font-weight="normal" officeooo:rsid="0016eebc" style:font-name-asian="NSimSun1" style:font-size-asian="10pt" style:font-name-complex="Liberation Mono" style:font-size-complex="10pt" loext:padding="0cm" loext:border="none"/>
    </style:style>
    <style:style style:name="T24" style:family="text">
      <style:text-properties fo:font-variant="normal" fo:text-transform="none" fo:color="#bb4444" loext:opacity="100%" style:font-name="SFMono-Regular" fo:font-size="10.5pt" fo:letter-spacing="normal" fo:font-style="normal" fo:font-weight="normal" fo:background-color="#ffffff" loext:char-shading-value="0" loext:padding="0cm" loext:border="none"/>
    </style:style>
    <style:style style:name="T25" style:family="text">
      <style:text-properties fo:font-variant="normal" fo:text-transform="none" fo:color="#bb4444" loext:opacity="100%" style:font-name="SFMono-Regular" fo:font-size="10.5pt" fo:letter-spacing="normal" fo:font-style="normal" fo:font-weight="normal" loext:padding="0cm" loext:border="none"/>
    </style:style>
    <style:style style:name="T26" style:family="text">
      <style:text-properties fo:font-variant="normal" fo:text-transform="none" fo:color="#bb4444" loext:opacity="100%" fo:letter-spacing="normal" fo:background-color="#ffffff" loext:char-shading-value="0" loext:padding="0cm" loext:border="none"/>
    </style:style>
    <style:style style:name="T27" style:family="text">
      <style:text-properties fo:font-variant="normal" fo:text-transform="none" fo:color="#bb6622" loext:opacity="100%" style:font-name="SFMono-Regular" fo:font-size="10.5pt" fo:letter-spacing="normal" fo:font-style="normal" fo:font-weight="bold" fo:background-color="#ffffff" loext:char-shading-value="0" loext:padding="0cm" loext:border="none"/>
    </style:style>
    <style:style style:name="T28" style:family="text">
      <style:text-properties fo:font-variant="normal" fo:text-transform="none" fo:color="#aa22ff" loext:opacity="100%" style:font-name="SFMono-Regular" fo:font-size="10.5pt" fo:letter-spacing="normal" fo:font-style="normal" fo:font-weight="normal" fo:background-color="#ffffff" loext:char-shading-value="0" loext:padding="0cm" loext:border="none"/>
    </style:style>
    <style:style style:name="T29" style:family="text">
      <style:text-properties fo:font-variant="normal" fo:text-transform="none" fo:color="#aa22ff" loext:opacity="100%" style:font-name="SFMono-Regular" fo:font-size="10.5pt" fo:letter-spacing="normal" fo:font-style="normal" fo:font-weight="bold" fo:background-color="#ffffff" loext:char-shading-value="0" loext:padding="0cm" loext:border="none"/>
    </style:style>
    <style:style style:name="T30" style:family="text">
      <style:text-properties fo:font-variant="normal" fo:text-transform="none" fo:color="#bb6688" loext:opacity="100%" style:font-name="SFMono-Regular" fo:font-size="10.5pt" fo:letter-spacing="normal" fo:font-style="normal" fo:font-weight="bold" fo:background-color="#ffffff" loext:char-shading-value="0" loext:padding="0cm" loext:border="none"/>
    </style:style>
    <style:style style:name="T31" style:family="text">
      <style:text-properties fo:font-variant="normal" fo:text-transform="none" fo:color="#000000" loext:opacity="100%" style:font-name="open sans" fo:font-size="12pt" fo:letter-spacing="normal" fo:font-style="normal" fo:font-weight="normal" fo:background-color="#ffffff" loext:char-shading-value="0" loext:padding-left="0cm" loext:padding-right="0cm" loext:padding-top="0.049cm" loext:padding-bottom="0.049cm" loext:border-left="none" loext:border-right="none" loext:border-top="0.74pt solid #eeeeee" loext:border-bottom="0.74pt solid #eeeeee"/>
    </style:style>
    <style:style style:name="T32" style:family="text">
      <style:text-properties fo:font-variant="normal" fo:text-transform="none" fo:color="#000000" loext:opacity="100%" style:font-name="open sans" fo:font-size="12pt" fo:letter-spacing="normal" fo:font-style="normal" fo:font-weight="bold" fo:background-color="#ffffff" loext:char-shading-value="0" loext:padding-left="0cm" loext:padding-right="0cm" loext:padding-top="0.049cm" loext:padding-bottom="0.049cm" loext:border-left="none" loext:border-right="none" loext:border-top="0.74pt solid #eeeeee" loext:border-bottom="0.74pt solid #eeeeee"/>
    </style:style>
    <style:style style:name="T33" style:family="text">
      <style:text-properties fo:font-variant="normal" fo:text-transform="none" fo:color="#c97300" loext:opacity="100%" style:font-name="SFMono-Regular" fo:font-size="10.5pt" fo:letter-spacing="normal" fo:font-style="normal" fo:font-weight="normal" fo:background-color="#ffffff" loext:char-shading-value="0" loext:padding-left="0cm" loext:padding-right="0cm" loext:padding-top="0.049cm" loext:padding-bottom="0.049cm" loext:border-left="none" loext:border-right="none" loext:border-top="0.74pt solid #eeeeee" loext:border-bottom="0.74pt solid #eeeeee"/>
    </style:style>
    <style:style style:name="T34" style:family="text">
      <style:text-properties fo:font-variant="normal" fo:text-transform="none" fo:color="#008000" loext:opacity="100%" style:font-name="SFMono-Regular" fo:font-size="10.5pt" fo:letter-spacing="normal" fo:font-style="normal" fo:font-weight="bold" loext:padding="0cm" loext:border="none"/>
    </style:style>
    <style:style style:name="T35" style:family="text">
      <style:text-properties fo:font-variant="normal" fo:text-transform="none" fo:color="#008000" loext:opacity="100%" style:font-name="SFMono-Regular" fo:font-size="10.5pt" fo:letter-spacing="normal" fo:font-style="normal" fo:font-weight="bold" officeooo:rsid="001118ac" loext:padding="0cm" loext:border="none"/>
    </style:style>
    <style:style style:name="T36" style:family="text">
      <style:text-properties fo:font-variant="normal" fo:text-transform="none" fo:color="#008000" loext:opacity="100%" style:font-name="SFMono-Regular" fo:font-size="10.5pt" fo:letter-spacing="normal" fo:font-style="normal" fo:font-weight="bold" officeooo:rsid="0012e39f" loext:padding="0cm" loext:border="none"/>
    </style:style>
    <style:style style:name="T37" style:family="text">
      <style:text-properties fo:font-variant="normal" fo:text-transform="none" fo:color="#008000" loext:opacity="100%" style:font-name="SFMono-Regular" fo:font-size="10.5pt" fo:letter-spacing="normal" fo:font-style="normal" fo:font-weight="bold" officeooo:rsid="0012e39f" style:font-name-asian="NSimSun1" style:font-size-asian="10pt" style:font-name-complex="Liberation Mono" style:font-size-complex="10pt" loext:padding="0cm" loext:border="none"/>
    </style:style>
    <style:style style:name="T38" style:family="text">
      <style:text-properties fo:font-variant="normal" fo:text-transform="none" fo:color="#008000" loext:opacity="100%" fo:font-size="10.5pt" fo:letter-spacing="normal" fo:font-style="normal" fo:font-weight="bold" officeooo:rsid="0012e39f" loext:padding="0cm" loext:border="none"/>
    </style:style>
    <style:style style:name="T39" style:family="text">
      <style:text-properties fo:font-variant="normal" fo:text-transform="none" fo:color="#bbbbbb" loext:opacity="100%" style:font-name="SFMono-Regular" fo:font-size="10.5pt" fo:letter-spacing="normal" fo:font-style="normal" fo:font-weight="normal" loext:padding="0cm" loext:border="none"/>
    </style:style>
    <style:style style:name="T40" style:family="text">
      <style:text-properties fo:font-variant="normal" fo:text-transform="none" fo:color="#bbbbbb" loext:opacity="100%" style:font-name="SFMono-Regular" fo:font-size="10.5pt" fo:letter-spacing="normal" fo:font-style="normal" fo:font-weight="normal" officeooo:rsid="0012e39f" loext:padding="0cm" loext:border="none"/>
    </style:style>
    <style:style style:name="T41" style:family="text">
      <style:text-properties fo:font-variant="normal" fo:text-transform="none" fo:color="#bbbbbb" loext:opacity="100%" fo:letter-spacing="normal" loext:padding="0cm" loext:border="none"/>
    </style:style>
    <style:style style:name="T42" style:family="text">
      <style:text-properties fo:font-variant="normal" fo:text-transform="none" fo:color="#0000ff" loext:opacity="100%" style:font-name="SFMono-Regular" fo:font-size="10.5pt" fo:letter-spacing="normal" fo:font-style="normal" fo:font-weight="bold" loext:padding="0cm" loext:border="none"/>
    </style:style>
    <style:style style:name="T43" style:family="text">
      <style:text-properties fo:font-weight="normal"/>
    </style:style>
    <style:style style:name="T44" style:family="text">
      <style:text-properties style:font-name="Calibri" fo:font-size="12pt" style:font-size-asian="12pt" style:font-size-complex="12pt"/>
    </style:style>
    <style:style style:name="T45" style:family="text">
      <style:text-properties style:font-name="Calibri" fo:font-size="12pt" officeooo:rsid="001b63ea" style:font-size-asian="12pt" style:font-size-complex="12pt"/>
    </style:style>
    <style:style style:name="T46" style:family="text">
      <style:text-properties officeooo:rsid="00092f20"/>
    </style:style>
    <style:style style:name="T47" style:family="text">
      <style:text-properties style:font-name-asian="NSimSun1" style:font-name-complex="Liberation Mono"/>
    </style:style>
    <style:style style:name="T48" style:family="text">
      <style:text-properties officeooo:rsid="0012e39f" style:font-name-asian="NSimSun1" style:font-name-complex="Liberation Mono"/>
    </style:style>
    <style:style style:name="T49" style:family="text">
      <style:text-properties style:font-name="SFMono-Regular" fo:font-size="12pt" fo:font-weight="normal" loext:padding="0cm" loext:border="none"/>
    </style:style>
    <style:style style:name="T50" style:family="text">
      <style:text-properties fo:color="#3371e3" loext:opacity="100%" style:text-line-through-style="none" style:text-line-through-type="none" style:text-underline-style="none" fo:font-weight="normal" style:text-blinking="false" fo:background-color="transparent" loext:char-shading-value="0"/>
    </style:style>
    <style:style style:name="T51" style:family="text">
      <style:text-properties officeooo:rsid="001c334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*) Установка k3s:</text:p>
      <text:p text:style-name="P12"><text:span text:style-name="T2">curl -sfL https://get.k3s.io | sh -</text:span> </text:p>
      <text:p text:style-name="P10"><text:span text:style-name="Source_20_Text"><text:span text:style-name="T1"/></text:span></text:p>
      <text:p text:style-name="Text_20_body"><text:span text:style-name="Source_20_Text"><text:span text:style-name="T44">*) Настройка доступа к API Kubernetes:</text:span></text:span></text:p>
      <text:p text:style-name="Text_20_body"><text:span text:style-name="Source_20_Text"><text:span text:style-name="T44">export KUBECONFIG=/etc/rancher/k3s/k3s.yaml</text:span></text:span></text:p>
      <text:p text:style-name="Text_20_body"><text:span text:style-name="Source_20_Text"><text:span text:style-name="T44">sudo chown </text:span></text:span><text:span text:style-name="Source_20_Text"><text:span text:style-name="T45">&lt;user_name&gt; </text:span></text:span><text:span text:style-name="Source_20_Text"><text:span text:style-name="T44">/etc/rancher/k3s/k3s.yaml</text:span></text:span></text:p>
      <text:p text:style-name="Text_20_body"><text:span text:style-name="Source_20_Text"><text:span text:style-name="T44">kubectl --kubeconfig /etc/rancher/k3s/k3s.yaml get pods --all-namespaces</text:span></text:span></text:p>
      <text:p text:style-name="P11">kubectl get nodes</text:p>
      <text:p text:style-name="P12"/>
      <text:p text:style-name="P13">*) Адрес мастер-ноды:</text:p>
      <text:p text:style-name="P13">sudo kubectl get endpoints</text:p>
      <text:p text:style-name="P13"/>
      <text:p text:style-name="P14">*) Получение токена мастер-ноды:</text:p>
      <text:p text:style-name="P14">sudo cat /var/lib/rancher/k3s/server/node-token</text:p>
      <text:p text:style-name="P14"/>
      <text:p text:style-name="P14">*) Подключение ворк-ноды к кластеру:</text:p>
      <text:p text:style-name="P14">curl -sfL https://get.k3s.io | K3S_URL=https://server_ip:server_port K3S_TOKEN=&lt;server_token&gt; sh</text:p>
      <text:p text:style-name="P14"/>
      <text:p text:style-name="P14">*) Проверка агента на ворк-ноде:</text:p>
      <text:p text:style-name="P14">sy<text:span text:style-name="T51">s</text:span>temctl status k3s-agent</text:p>
      <text:p text:style-name="P14"/>
      <text:p text:style-name="P14">*) Проверка подключения ворк-ноды к кластеру:</text:p>
      <text:p text:style-name="P14">sudo kubectl get nodes</text:p>
      <text:p text:style-name="P14"/>
      <text:p text:style-name="P15">*) Удаление k3s:</text:p>
      <text:p text:style-name="P16">sudo <text:span text:style-name="T46">/usr/local/bin/k3s-</text:span>killall<text:span text:style-name="T46">.sh</text:span></text:p>
      <text:p text:style-name="P15">sudo /usr/local/bin/k3s-uninstall.sh (для удаления k3s с сервера/главного узла)</text:p>
      <text:p text:style-name="P15">sudo /usr/local/bin/k3s-agent-uninstall.sh (для удаления k3s с агента/рабочего узла)</text:p>
      <text:p text:style-name="P15"/>
      <text:p text:style-name="P17">*) Шаблон YAML для pod:</text:p>
      <text:p text:style-name="P17"><text:span text:style-name="Source_20_Text"><text:span text:style-name="T34">apiVersion</text:span></text:span><text:span text:style-name="Source_20_Text"><text:span text:style-name="T6">:</text:span></text:span><text:span text:style-name="Source_20_Text"><text:span text:style-name="T39"> </text:span></text:span><text:span text:style-name="Source_20_Text"><text:span text:style-name="T6">v1</text:span></text:span></text:p>
      <text:p text:style-name="P19"><text:span text:style-name="Source_20_Text"><text:span text:style-name="T34">kind</text:span></text:span><text:span text:style-name="Source_20_Text"><text:span text:style-name="T6">:</text:span></text:span><text:span text:style-name="Source_20_Text"><text:span text:style-name="T39"> </text:span></text:span><text:span text:style-name="Source_20_Text"><text:span text:style-name="T6">Pod</text:span></text:span></text:p>
      <text:p text:style-name="P19"><text:span text:style-name="Source_20_Text"><text:span text:style-name="T34">metadata</text:span></text:span><text:span text:style-name="Source_20_Text"><text:span text:style-name="T6">:</text:span></text:span></text:p>
      <text:p text:style-name="P19"><text:span text:style-name="Source_20_Text"><text:span text:style-name="T41"><text:s text:c="2"/></text:span></text:span><text:span text:style-name="Source_20_Text"><text:span text:style-name="T34">name</text:span></text:span><text:span text:style-name="Source_20_Text"><text:span text:style-name="T6">:</text:span></text:span><text:span text:style-name="Source_20_Text"><text:span text:style-name="T39"> </text:span></text:span><text:span text:style-name="Source_20_Text"><text:span text:style-name="T10">app-name</text:span></text:span></text:p>
      <text:p text:style-name="P19"><text:span text:style-name="Source_20_Text"><text:span text:style-name="T34">spec</text:span></text:span><text:span text:style-name="Source_20_Text"><text:span text:style-name="T6">:</text:span></text:span></text:p>
      <text:p text:style-name="P19"><text:span text:style-name="Source_20_Text"><text:span text:style-name="T41"><text:s text:c="2"/></text:span></text:span><text:span text:style-name="Source_20_Text"><text:span text:style-name="T34">containers</text:span></text:span><text:span text:style-name="Source_20_Text"><text:span text:style-name="T6">:</text:span></text:span></text:p>
      <text:p text:style-name="P23"><text:span text:style-name="Source_20_Text"><text:span text:style-name="T41"><text:s text:c="2"/></text:span></text:span><text:span text:style-name="Source_20_Text"><text:span text:style-name="T6">- </text:span></text:span><text:span text:style-name="Source_20_Text"><text:span text:style-name="T34">name</text:span></text:span><text:span text:style-name="Source_20_Text"><text:span text:style-name="T6">:</text:span></text:span><text:span text:style-name="Source_20_Text"><text:span text:style-name="T39"> </text:span></text:span><text:span text:style-name="Source_20_Text"><text:span text:style-name="T10">app-name</text:span></text:span></text:p>
      <text:p text:style-name="P23"><text:span text:style-name="Source_20_Text"><text:span text:style-name="T41"><text:s text:c="4"/></text:span></text:span><text:span text:style-name="Source_20_Text"><text:span text:style-name="T34">image</text:span></text:span><text:span text:style-name="Source_20_Text"><text:span text:style-name="T6">:</text:span></text:span><text:span text:style-name="Source_20_Text"><text:span text:style-name="T39"> </text:span></text:span><text:span text:style-name="Source_20_Text"><text:span text:style-name="T9">bubuntu</text:span></text:span><text:span text:style-name="Source_20_Text"><text:span text:style-name="T6">:</text:span></text:span><text:span text:style-name="Source_20_Text"><text:span text:style-name="T11">777.04</text:span></text:span></text:p>
      <text:p text:style-name="P19"><text:span text:style-name="Source_20_Text"><text:span text:style-name="T41"><text:s text:c="4"/></text:span></text:span><text:span text:style-name="Source_20_Text"><text:span text:style-name="T34">ports</text:span></text:span><text:span text:style-name="Source_20_Text"><text:span text:style-name="T6">:</text:span></text:span></text:p>
      <text:p text:style-name="P19"><text:span text:style-name="Source_20_Text"><text:span text:style-name="T41"><text:s text:c="4"/></text:span></text:span><text:span text:style-name="Source_20_Text"><text:span text:style-name="T6">- </text:span></text:span><text:span text:style-name="Source_20_Text"><text:span text:style-name="T34">containerPort</text:span></text:span><text:span text:style-name="Source_20_Text"><text:span text:style-name="T6">:</text:span></text:span><text:span text:style-name="Source_20_Text"><text:span text:style-name="T39"> </text:span></text:span><text:span text:style-name="Source_20_Text"><text:span text:style-name="T23">8500</text:span></text:span></text:p>
      <text:p text:style-name="P17"/>
      <text:p text:style-name="P17"/>
      <text:p text:style-name="P17">*) Шаблон YAML для <text:span text:style-name="T47">deployment</text:span>:</text:p>
      <text:p text:style-name="P17"><text:span text:style-name="Source_20_Text"><text:span text:style-name="T34">apiVersion</text:span></text:span><text:span text:style-name="Source_20_Text"><text:span text:style-name="T6">:</text:span></text:span><text:span text:style-name="Source_20_Text"><text:span text:style-name="T39"> </text:span></text:span><text:span text:style-name="Source_20_Text"><text:span text:style-name="T6">apps/v1</text:span></text:span></text:p>
      <text:p text:style-name="P19"><text:span text:style-name="Source_20_Text"><text:span text:style-name="T34">kind</text:span></text:span><text:span text:style-name="Source_20_Text"><text:span text:style-name="T6">:</text:span></text:span><text:span text:style-name="Source_20_Text"><text:span text:style-name="T39"> </text:span></text:span><text:span text:style-name="Source_20_Text"><text:span text:style-name="T6">Deployment</text:span></text:span></text:p>
      <text:p text:style-name="P19"><text:soft-page-break/><text:span text:style-name="Source_20_Text"><text:span text:style-name="T34">metadata</text:span></text:span><text:span text:style-name="Source_20_Text"><text:span text:style-name="T6">:</text:span></text:span></text:p>
      <text:p text:style-name="P19"><text:span text:style-name="Source_20_Text"><text:span text:style-name="T41"><text:s text:c="2"/></text:span></text:span><text:span text:style-name="Source_20_Text"><text:span text:style-name="T34">name</text:span></text:span><text:span text:style-name="Source_20_Text"><text:span text:style-name="T6">:</text:span></text:span><text:span text:style-name="Source_20_Text"><text:span text:style-name="T39"> </text:span></text:span><text:span text:style-name="Source_20_Text"><text:span text:style-name="T9">app</text:span></text:span><text:span text:style-name="Source_20_Text"><text:span text:style-name="T6">-deployment</text:span></text:span></text:p>
      <text:p text:style-name="P19"><text:span text:style-name="Source_20_Text"><text:span text:style-name="T41"><text:s text:c="2"/></text:span></text:span><text:span text:style-name="Source_20_Text"><text:span text:style-name="T34">labels</text:span></text:span><text:span text:style-name="Source_20_Text"><text:span text:style-name="T6">:</text:span></text:span></text:p>
      <text:p text:style-name="P19"><text:span text:style-name="Source_20_Text"><text:span text:style-name="T41"><text:s text:c="4"/></text:span></text:span><text:span text:style-name="Source_20_Text"><text:span text:style-name="T34">app</text:span></text:span><text:span text:style-name="Source_20_Text"><text:span text:style-name="T6">:</text:span></text:span><text:span text:style-name="Source_20_Text"><text:span text:style-name="T39"> </text:span></text:span><text:span text:style-name="Source_20_Text"><text:span text:style-name="T13">app-name</text:span></text:span></text:p>
      <text:p text:style-name="P19"><text:span text:style-name="Source_20_Text"><text:span text:style-name="T34">spec</text:span></text:span><text:span text:style-name="Source_20_Text"><text:span text:style-name="T6">:</text:span></text:span></text:p>
      <text:p text:style-name="P19"><text:span text:style-name="Source_20_Text"><text:span text:style-name="T41"><text:s text:c="2"/></text:span></text:span><text:span text:style-name="Source_20_Text"><text:span text:style-name="T34">replicas</text:span></text:span><text:span text:style-name="Source_20_Text"><text:span text:style-name="T6">:</text:span></text:span><text:span text:style-name="Source_20_Text"><text:span text:style-name="T39"> </text:span></text:span><text:span text:style-name="Source_20_Text"><text:span text:style-name="T19">3</text:span></text:span></text:p>
      <text:p text:style-name="P19"><text:span text:style-name="Source_20_Text"><text:span text:style-name="T41"><text:s text:c="2"/></text:span></text:span><text:span text:style-name="Source_20_Text"><text:span text:style-name="T34">selector</text:span></text:span><text:span text:style-name="Source_20_Text"><text:span text:style-name="T6">:</text:span></text:span></text:p>
      <text:p text:style-name="P19"><text:span text:style-name="Source_20_Text"><text:span text:style-name="T41"><text:s text:c="4"/></text:span></text:span><text:span text:style-name="Source_20_Text"><text:span text:style-name="T34">matchLabels</text:span></text:span><text:span text:style-name="Source_20_Text"><text:span text:style-name="T6">:</text:span></text:span></text:p>
      <text:p text:style-name="P22"><text:span text:style-name="Source_20_Text"><text:span text:style-name="T41"><text:s text:c="6"/></text:span></text:span><text:span text:style-name="Source_20_Text"><text:span text:style-name="T34">app</text:span></text:span><text:span text:style-name="Source_20_Text"><text:span text:style-name="T6">:</text:span></text:span><text:span text:style-name="Source_20_Text"><text:span text:style-name="T39"> </text:span></text:span><text:span text:style-name="Source_20_Text"><text:span text:style-name="T13">app-name</text:span></text:span></text:p>
      <text:p text:style-name="P19"><text:span text:style-name="Source_20_Text"><text:span text:style-name="T41"><text:s text:c="2"/></text:span></text:span><text:span text:style-name="Source_20_Text"><text:span text:style-name="T34">template</text:span></text:span><text:span text:style-name="Source_20_Text"><text:span text:style-name="T6">:</text:span></text:span></text:p>
      <text:p text:style-name="P19"><text:span text:style-name="Source_20_Text"><text:span text:style-name="T41"><text:s text:c="4"/></text:span></text:span><text:span text:style-name="Source_20_Text"><text:span text:style-name="T34">metadata</text:span></text:span><text:span text:style-name="Source_20_Text"><text:span text:style-name="T6">:</text:span></text:span></text:p>
      <text:p text:style-name="P19"><text:span text:style-name="Source_20_Text"><text:span text:style-name="T41"><text:s text:c="6"/></text:span></text:span><text:span text:style-name="Source_20_Text"><text:span text:style-name="T34">labels</text:span></text:span><text:span text:style-name="Source_20_Text"><text:span text:style-name="T6">:</text:span></text:span></text:p>
      <text:p text:style-name="P22"><text:span text:style-name="Source_20_Text"><text:span text:style-name="T41"><text:s text:c="8"/></text:span></text:span><text:span text:style-name="Source_20_Text"><text:span text:style-name="T34">app</text:span></text:span><text:span text:style-name="Source_20_Text"><text:span text:style-name="T6">:</text:span></text:span><text:span text:style-name="Source_20_Text"><text:span text:style-name="T39"> </text:span></text:span><text:span text:style-name="Source_20_Text"><text:span text:style-name="T13">app-name</text:span></text:span></text:p>
      <text:p text:style-name="P19"><text:span text:style-name="Source_20_Text"><text:span text:style-name="T41"><text:s text:c="4"/></text:span></text:span><text:span text:style-name="Source_20_Text"><text:span text:style-name="T34">spec</text:span></text:span><text:span text:style-name="Source_20_Text"><text:span text:style-name="T6">:</text:span></text:span></text:p>
      <text:p text:style-name="P19"><text:span text:style-name="Source_20_Text"><text:span text:style-name="T41"><text:s text:c="6"/></text:span></text:span><text:span text:style-name="Source_20_Text"><text:span text:style-name="T34">containers</text:span></text:span><text:span text:style-name="Source_20_Text"><text:span text:style-name="T6">:</text:span></text:span></text:p>
      <text:p text:style-name="P22"><text:span text:style-name="Source_20_Text"><text:span text:style-name="T41"><text:s text:c="6"/></text:span></text:span><text:span text:style-name="Source_20_Text"><text:span text:style-name="T6">- </text:span></text:span><text:span text:style-name="Source_20_Text"><text:span text:style-name="T34">name</text:span></text:span><text:span text:style-name="Source_20_Text"><text:span text:style-name="T6">:</text:span></text:span><text:span text:style-name="Source_20_Text"><text:span text:style-name="T39"> </text:span></text:span><text:span text:style-name="Source_20_Text"><text:span text:style-name="T13">app-name</text:span></text:span></text:p>
      <text:p text:style-name="P19"><text:span text:style-name="Source_20_Text"><text:span text:style-name="T41"><text:s text:c="8"/></text:span></text:span><text:span text:style-name="Source_20_Text"><text:span text:style-name="T34">image</text:span></text:span><text:span text:style-name="Source_20_Text"><text:span text:style-name="T6">:</text:span></text:span><text:span text:style-name="Source_20_Text"><text:span text:style-name="T39"> </text:span></text:span><text:span text:style-name="Source_20_Text"><text:span text:style-name="T9">bubuntu</text:span></text:span><text:span text:style-name="Source_20_Text"><text:span text:style-name="T6">:</text:span></text:span><text:span text:style-name="Source_20_Text"><text:span text:style-name="T11">777.04</text:span></text:span></text:p>
      <text:p text:style-name="P19"><text:span text:style-name="Source_20_Text"><text:span text:style-name="T41"><text:s text:c="8"/></text:span></text:span><text:span text:style-name="Source_20_Text"><text:span text:style-name="T34">ports</text:span></text:span><text:span text:style-name="Source_20_Text"><text:span text:style-name="T6">:</text:span></text:span></text:p>
      <text:p text:style-name="P19"><text:span text:style-name="Source_20_Text"><text:span text:style-name="T41"><text:s text:c="8"/></text:span></text:span><text:span text:style-name="Source_20_Text"><text:span text:style-name="T6">- </text:span></text:span><text:span text:style-name="Source_20_Text"><text:span text:style-name="T34">containerPort</text:span></text:span><text:span text:style-name="Source_20_Text"><text:span text:style-name="T6">:</text:span></text:span><text:span text:style-name="Source_20_Text"><text:span text:style-name="T39"> </text:span></text:span><text:span text:style-name="Source_20_Text"><text:span text:style-name="T22">8500</text:span></text:span></text:p>
      <text:p text:style-name="P17"/>
      <text:p text:style-name="P17"/>
      <text:p text:style-name="P17">*) Шаблон YAML для Service:</text:p>
      <text:p text:style-name="P17"><text:span text:style-name="Source_20_Text"><text:span text:style-name="T34">apiVersion</text:span></text:span><text:span text:style-name="Source_20_Text"><text:span text:style-name="T6">:</text:span></text:span><text:span text:style-name="Source_20_Text"><text:span text:style-name="T39"> </text:span></text:span><text:span text:style-name="Source_20_Text"><text:span text:style-name="T6">v1</text:span></text:span></text:p>
      <text:p text:style-name="P19"><text:span text:style-name="Source_20_Text"><text:span text:style-name="T34">kind</text:span></text:span><text:span text:style-name="Source_20_Text"><text:span text:style-name="T6">:</text:span></text:span><text:span text:style-name="Source_20_Text"><text:span text:style-name="T39"> </text:span></text:span><text:span text:style-name="Source_20_Text"><text:span text:style-name="T6">Service</text:span></text:span></text:p>
      <text:p text:style-name="P19"><text:span text:style-name="Source_20_Text"><text:span text:style-name="T34">metadata</text:span></text:span><text:span text:style-name="Source_20_Text"><text:span text:style-name="T6">:</text:span></text:span></text:p>
      <text:p text:style-name="P19"><text:span text:style-name="Source_20_Text"><text:span text:style-name="T41"><text:s text:c="2"/></text:span></text:span><text:span text:style-name="Source_20_Text"><text:span text:style-name="T34">name</text:span></text:span><text:span text:style-name="Source_20_Text"><text:span text:style-name="T6">:</text:span></text:span><text:span text:style-name="Source_20_Text"><text:span text:style-name="T39"> </text:span></text:span><text:span text:style-name="Source_20_Text"><text:span text:style-name="T6">my-service</text:span></text:span></text:p>
      <text:p text:style-name="P19"><text:span text:style-name="Source_20_Text"><text:span text:style-name="T34">spec</text:span></text:span><text:span text:style-name="Source_20_Text"><text:span text:style-name="T6">:</text:span></text:span></text:p>
      <text:p text:style-name="P19"><text:span text:style-name="Source_20_Text"><text:span text:style-name="T41"><text:s text:c="2"/></text:span></text:span><text:span text:style-name="Source_20_Text"><text:span text:style-name="T34">selector</text:span></text:span><text:span text:style-name="Source_20_Text"><text:span text:style-name="T6">:</text:span></text:span></text:p>
      <text:p text:style-name="P19"><text:span text:style-name="Source_20_Text"><text:span text:style-name="T41"><text:s text:c="4"/></text:span></text:span><text:span text:style-name="Source_20_Text"><text:span text:style-name="T34">app</text:span></text:span><text:span text:style-name="Source_20_Text"><text:span text:style-name="T6">:</text:span></text:span><text:span text:style-name="Source_20_Text"><text:span text:style-name="T39"> </text:span></text:span><text:span text:style-name="Source_20_Text"><text:span text:style-name="T7">deployment-name</text:span></text:span></text:p>
      <text:p text:style-name="P19"><text:span text:style-name="Source_20_Text"><text:span text:style-name="T41"><text:s text:c="2"/></text:span></text:span><text:span text:style-name="Source_20_Text"><text:span text:style-name="T34">ports</text:span></text:span><text:span text:style-name="Source_20_Text"><text:span text:style-name="T6">:</text:span></text:span></text:p>
      <text:p text:style-name="P19"><text:span text:style-name="Source_20_Text"><text:span text:style-name="T41"><text:s text:c="4"/></text:span></text:span><text:span text:style-name="Source_20_Text"><text:span text:style-name="T6">- </text:span></text:span><text:span text:style-name="Source_20_Text"><text:span text:style-name="T34">protocol</text:span></text:span><text:span text:style-name="Source_20_Text"><text:span text:style-name="T6">:</text:span></text:span><text:span text:style-name="Source_20_Text"><text:span text:style-name="T39"> </text:span></text:span><text:span text:style-name="Source_20_Text"><text:span text:style-name="T6">TCP</text:span></text:span></text:p>
      <text:p text:style-name="P19"><text:span text:style-name="Source_20_Text"><text:span text:style-name="T41"><text:s text:c="6"/></text:span></text:span><text:span text:style-name="Source_20_Text"><text:span text:style-name="T34">port</text:span></text:span><text:span text:style-name="Source_20_Text"><text:span text:style-name="T6">:</text:span></text:span><text:span text:style-name="Source_20_Text"><text:span text:style-name="T39"> </text:span></text:span><text:span text:style-name="Source_20_Text"><text:span text:style-name="T22">8501</text:span></text:span></text:p>
      <text:p text:style-name="P22"><text:span text:style-name="Source_20_Text"><text:span text:style-name="T41"><text:s text:c="6"/></text:span></text:span><text:span text:style-name="Source_20_Text"><text:span text:style-name="T34">targetPort</text:span></text:span><text:span text:style-name="Source_20_Text"><text:span text:style-name="T6">:</text:span></text:span><text:span text:style-name="Source_20_Text"><text:span text:style-name="T39"> </text:span></text:span><text:span text:style-name="Source_20_Text"><text:span text:style-name="T22">8500</text:span></text:span></text:p>
      <text:p text:style-name="P20"><text:span text:style-name="Source_20_Text"><text:span text:style-name="T35"><text:tab/>name</text:span></text:span><text:span text:style-name="Source_20_Text"><text:span text:style-name="T6">:</text:span></text:span><text:span text:style-name="Source_20_Text"><text:span text:style-name="T39"> </text:span></text:span><text:span text:style-name="Source_20_Text"><text:span text:style-name="T20">http</text:span></text:span></text:p>
      <text:p text:style-name="P17"/>
      <text:p text:style-name="P18">*) Шаблон YAML для <text:span text:style-name="T48">LoadBalancer</text:span>:</text:p>
      <text:p text:style-name="P27"><text:span text:style-name="Source_20_Text"><text:span text:style-name="T21">apiVersion: v1</text:span></text:span></text:p>
      <text:p text:style-name="P27"><text:span text:style-name="Source_20_Text"><text:span text:style-name="T21">kind: Service</text:span></text:span></text:p>
      <text:p text:style-name="P27"><text:span text:style-name="Source_20_Text"><text:span text:style-name="T21">metadata:</text:span></text:span></text:p>
      <text:p text:style-name="P27"><text:span text:style-name="Source_20_Text"><text:span text:style-name="T21"><text:s text:c="2"/>labels:</text:span></text:span></text:p>
      <text:p text:style-name="P27"><text:span text:style-name="Source_20_Text"><text:span text:style-name="T21"><text:s text:c="4"/>app: private-image-registry-service</text:span></text:span></text:p>
      <text:p text:style-name="P27"><text:span text:style-name="Source_20_Text"><text:span text:style-name="T21"><text:s text:c="2"/>name: private-image-registry-service</text:span></text:span></text:p>
      <text:p text:style-name="P27"><text:span text:style-name="Source_20_Text"><text:span text:style-name="T21">spec:</text:span></text:span></text:p>
      <text:p text:style-name="P27"><text:span text:style-name="Source_20_Text"><text:span text:style-name="T21"><text:s text:c="2"/>type: LoadBalancer</text:span></text:span></text:p>
      <text:p text:style-name="P27"><text:span text:style-name="Source_20_Text"><text:span text:style-name="T21"><text:s text:c="2"/>selector:</text:span></text:span></text:p>
      <text:p text:style-name="P27"><text:span text:style-name="Source_20_Text"><text:span text:style-name="T21"><text:s text:c="4"/>app: private-image-registry</text:span></text:span></text:p>
      <text:p text:style-name="P27"><text:span text:style-name="Source_20_Text"><text:span text:style-name="T21"><text:s text:c="2"/>ports:</text:span></text:span></text:p>
      <text:p text:style-name="P27"><text:span text:style-name="Source_20_Text"><text:span text:style-name="T21"><text:s text:c="4"/>- protocol: TCP</text:span></text:span></text:p>
      <text:p text:style-name="P27"><text:span text:style-name="Source_20_Text"><text:span text:style-name="T21"><text:s text:c="6"/>name: http</text:span></text:span></text:p>
      <text:p text:style-name="P27"><text:span text:style-name="Source_20_Text"><text:span text:style-name="T21"><text:s text:c="6"/>port: 5000</text:span></text:span></text:p>
      <text:p text:style-name="P27"><text:span text:style-name="Source_20_Text"><text:span text:style-name="T21"><text:s text:c="6"/>targetPort: 5000</text:span></text:span></text:p>
      <text:p text:style-name="P17"/>
      <text:p text:style-name="P17">*) Шаблон YAML для StatefulSet:</text:p>
      <text:p text:style-name="P17"><text:soft-page-break/><text:span text:style-name="Source_20_Text"><text:span text:style-name="T34">apiVersion</text:span></text:span><text:span text:style-name="Source_20_Text"><text:span text:style-name="T6">:</text:span></text:span><text:span text:style-name="Source_20_Text"><text:span text:style-name="T39"> </text:span></text:span><text:span text:style-name="Source_20_Text"><text:span text:style-name="T6">v1</text:span></text:span></text:p>
      <text:p text:style-name="P19"><text:span text:style-name="Source_20_Text"><text:span text:style-name="T34">kind</text:span></text:span><text:span text:style-name="Source_20_Text"><text:span text:style-name="T6">:</text:span></text:span><text:span text:style-name="Source_20_Text"><text:span text:style-name="T39"> </text:span></text:span><text:span text:style-name="Source_20_Text"><text:span text:style-name="T6">Service</text:span></text:span></text:p>
      <text:p text:style-name="P19"><text:span text:style-name="Source_20_Text"><text:span text:style-name="T34">metadata</text:span></text:span><text:span text:style-name="Source_20_Text"><text:span text:style-name="T6">:</text:span></text:span></text:p>
      <text:p text:style-name="P19"><text:span text:style-name="Source_20_Text"><text:span text:style-name="T41"><text:s text:c="2"/></text:span></text:span><text:span text:style-name="Source_20_Text"><text:span text:style-name="T34">name</text:span></text:span><text:span text:style-name="Source_20_Text"><text:span text:style-name="T6">:</text:span></text:span><text:span text:style-name="Source_20_Text"><text:span text:style-name="T39"> </text:span></text:span><text:span text:style-name="Source_20_Text"><text:span text:style-name="T6">nginx</text:span></text:span></text:p>
      <text:p text:style-name="P19"><text:span text:style-name="Source_20_Text"><text:span text:style-name="T41"><text:s text:c="2"/></text:span></text:span><text:span text:style-name="Source_20_Text"><text:span text:style-name="T34">labels</text:span></text:span><text:span text:style-name="Source_20_Text"><text:span text:style-name="T6">:</text:span></text:span></text:p>
      <text:p text:style-name="P19"><text:span text:style-name="Source_20_Text"><text:span text:style-name="T41"><text:s text:c="4"/></text:span></text:span><text:span text:style-name="Source_20_Text"><text:span text:style-name="T34">app</text:span></text:span><text:span text:style-name="Source_20_Text"><text:span text:style-name="T6">:</text:span></text:span><text:span text:style-name="Source_20_Text"><text:span text:style-name="T39"> </text:span></text:span><text:span text:style-name="Source_20_Text"><text:span text:style-name="T6">nginx</text:span></text:span></text:p>
      <text:p text:style-name="P19"><text:span text:style-name="Source_20_Text"><text:span text:style-name="T34">spec</text:span></text:span><text:span text:style-name="Source_20_Text"><text:span text:style-name="T6">:</text:span></text:span></text:p>
      <text:p text:style-name="P19"><text:span text:style-name="Source_20_Text"><text:span text:style-name="T41"><text:s text:c="2"/></text:span></text:span><text:span text:style-name="Source_20_Text"><text:span text:style-name="T34">ports</text:span></text:span><text:span text:style-name="Source_20_Text"><text:span text:style-name="T6">:</text:span></text:span></text:p>
      <text:p text:style-name="P19"><text:span text:style-name="Source_20_Text"><text:span text:style-name="T41"><text:s text:c="2"/></text:span></text:span><text:span text:style-name="Source_20_Text"><text:span text:style-name="T6">- </text:span></text:span><text:span text:style-name="Source_20_Text"><text:span text:style-name="T34">port</text:span></text:span><text:span text:style-name="Source_20_Text"><text:span text:style-name="T6">:</text:span></text:span><text:span text:style-name="Source_20_Text"><text:span text:style-name="T39"> </text:span></text:span><text:span text:style-name="Source_20_Text"><text:span text:style-name="T19">80</text:span></text:span></text:p>
      <text:p text:style-name="P19"><text:span text:style-name="Source_20_Text"><text:span text:style-name="T41"><text:s text:c="4"/></text:span></text:span><text:span text:style-name="Source_20_Text"><text:span text:style-name="T34">name</text:span></text:span><text:span text:style-name="Source_20_Text"><text:span text:style-name="T6">:</text:span></text:span><text:span text:style-name="Source_20_Text"><text:span text:style-name="T39"> </text:span></text:span><text:span text:style-name="Source_20_Text"><text:span text:style-name="T6">web</text:span></text:span></text:p>
      <text:p text:style-name="P19"><text:span text:style-name="Source_20_Text"><text:span text:style-name="T41"><text:s text:c="2"/></text:span></text:span><text:span text:style-name="Source_20_Text"><text:span text:style-name="T34">clusterIP</text:span></text:span><text:span text:style-name="Source_20_Text"><text:span text:style-name="T6">:</text:span></text:span><text:span text:style-name="Source_20_Text"><text:span text:style-name="T39"> </text:span></text:span><text:span text:style-name="Source_20_Text"><text:span text:style-name="T6">None</text:span></text:span></text:p>
      <text:p text:style-name="P19"><text:span text:style-name="Source_20_Text"><text:span text:style-name="T41"><text:s text:c="2"/></text:span></text:span><text:span text:style-name="Source_20_Text"><text:span text:style-name="T34">selector</text:span></text:span><text:span text:style-name="Source_20_Text"><text:span text:style-name="T6">:</text:span></text:span></text:p>
      <text:p text:style-name="P19"><text:span text:style-name="Source_20_Text"><text:span text:style-name="T41"><text:s text:c="4"/></text:span></text:span><text:span text:style-name="Source_20_Text"><text:span text:style-name="T34">app</text:span></text:span><text:span text:style-name="Source_20_Text"><text:span text:style-name="T6">:</text:span></text:span><text:span text:style-name="Source_20_Text"><text:span text:style-name="T39"> </text:span></text:span><text:span text:style-name="Source_20_Text"><text:span text:style-name="T6">nginx</text:span></text:span></text:p>
      <text:p text:style-name="P19"><text:span text:style-name="Source_20_Text"><text:span text:style-name="T42">---</text:span></text:span></text:p>
      <text:p text:style-name="P19"><text:span text:style-name="Source_20_Text"><text:span text:style-name="T34">apiVersion</text:span></text:span><text:span text:style-name="Source_20_Text"><text:span text:style-name="T6">:</text:span></text:span><text:span text:style-name="Source_20_Text"><text:span text:style-name="T39"> </text:span></text:span><text:span text:style-name="Source_20_Text"><text:span text:style-name="T6">apps/v1</text:span></text:span></text:p>
      <text:p text:style-name="P19"><text:span text:style-name="Source_20_Text"><text:span text:style-name="T34">kind</text:span></text:span><text:span text:style-name="Source_20_Text"><text:span text:style-name="T6">:</text:span></text:span><text:span text:style-name="Source_20_Text"><text:span text:style-name="T39"> </text:span></text:span><text:span text:style-name="Source_20_Text"><text:span text:style-name="T6">StatefulSet</text:span></text:span></text:p>
      <text:p text:style-name="P19"><text:span text:style-name="Source_20_Text"><text:span text:style-name="T34">metadata</text:span></text:span><text:span text:style-name="Source_20_Text"><text:span text:style-name="T6">:</text:span></text:span></text:p>
      <text:p text:style-name="P19"><text:span text:style-name="Source_20_Text"><text:span text:style-name="T41"><text:s text:c="2"/></text:span></text:span><text:span text:style-name="Source_20_Text"><text:span text:style-name="T34">name</text:span></text:span><text:span text:style-name="Source_20_Text"><text:span text:style-name="T6">:</text:span></text:span><text:span text:style-name="Source_20_Text"><text:span text:style-name="T39"> </text:span></text:span><text:span text:style-name="Source_20_Text"><text:span text:style-name="T6">web</text:span></text:span></text:p>
      <text:p text:style-name="P19"><text:span text:style-name="Source_20_Text"><text:span text:style-name="T34">spec</text:span></text:span><text:span text:style-name="Source_20_Text"><text:span text:style-name="T6">:</text:span></text:span></text:p>
      <text:p text:style-name="P19"><text:span text:style-name="Source_20_Text"><text:span text:style-name="T41"><text:s text:c="2"/></text:span></text:span><text:span text:style-name="Source_20_Text"><text:span text:style-name="T34">selector</text:span></text:span><text:span text:style-name="Source_20_Text"><text:span text:style-name="T6">:</text:span></text:span></text:p>
      <text:p text:style-name="P19"><text:span text:style-name="Source_20_Text"><text:span text:style-name="T41"><text:s text:c="4"/></text:span></text:span><text:span text:style-name="Source_20_Text"><text:span text:style-name="T34">matchLabels</text:span></text:span><text:span text:style-name="Source_20_Text"><text:span text:style-name="T6">:</text:span></text:span></text:p>
      <text:p text:style-name="P19"><text:span text:style-name="Source_20_Text"><text:span text:style-name="T41"><text:s text:c="6"/></text:span></text:span><text:span text:style-name="Source_20_Text"><text:span text:style-name="T34">app</text:span></text:span><text:span text:style-name="Source_20_Text"><text:span text:style-name="T6">:</text:span></text:span><text:span text:style-name="Source_20_Text"><text:span text:style-name="T39"> </text:span></text:span><text:span text:style-name="Source_20_Text"><text:span text:style-name="T6">nginx</text:span></text:span><text:span text:style-name="Source_20_Text"><text:span text:style-name="T39"> </text:span></text:span><text:span text:style-name="Source_20_Text"><text:span text:style-name="T16"># has to match .spec.template.metadata.labels</text:span></text:span></text:p>
      <text:p text:style-name="P19"><text:span text:style-name="Source_20_Text"><text:span text:style-name="T41"><text:s text:c="2"/></text:span></text:span><text:span text:style-name="Source_20_Text"><text:span text:style-name="T34">serviceName</text:span></text:span><text:span text:style-name="Source_20_Text"><text:span text:style-name="T6">:</text:span></text:span><text:span text:style-name="Source_20_Text"><text:span text:style-name="T39"> </text:span></text:span><text:span text:style-name="Source_20_Text"><text:span text:style-name="T25">"nginx"</text:span></text:span></text:p>
      <text:p text:style-name="P19"><text:span text:style-name="Source_20_Text"><text:span text:style-name="T41"><text:s text:c="2"/></text:span></text:span><text:span text:style-name="Source_20_Text"><text:span text:style-name="T34">replicas</text:span></text:span><text:span text:style-name="Source_20_Text"><text:span text:style-name="T6">:</text:span></text:span><text:span text:style-name="Source_20_Text"><text:span text:style-name="T39"> </text:span></text:span><text:span text:style-name="Source_20_Text"><text:span text:style-name="T19">3</text:span></text:span><text:span text:style-name="Source_20_Text"><text:span text:style-name="T39"> </text:span></text:span><text:span text:style-name="Source_20_Text"><text:span text:style-name="T16"># by default is 1</text:span></text:span></text:p>
      <text:p text:style-name="P19"><text:span text:style-name="Source_20_Text"><text:span text:style-name="T41"><text:s text:c="2"/></text:span></text:span><text:span text:style-name="Source_20_Text"><text:span text:style-name="T34">minReadySeconds</text:span></text:span><text:span text:style-name="Source_20_Text"><text:span text:style-name="T6">:</text:span></text:span><text:span text:style-name="Source_20_Text"><text:span text:style-name="T39"> </text:span></text:span><text:span text:style-name="Source_20_Text"><text:span text:style-name="T19">10</text:span></text:span><text:span text:style-name="Source_20_Text"><text:span text:style-name="T39"> </text:span></text:span><text:span text:style-name="Source_20_Text"><text:span text:style-name="T16"># by default is 0</text:span></text:span></text:p>
      <text:p text:style-name="P19"><text:span text:style-name="Source_20_Text"><text:span text:style-name="T41"><text:s text:c="2"/></text:span></text:span><text:span text:style-name="Source_20_Text"><text:span text:style-name="T34">template</text:span></text:span><text:span text:style-name="Source_20_Text"><text:span text:style-name="T6">:</text:span></text:span></text:p>
      <text:p text:style-name="P19"><text:span text:style-name="Source_20_Text"><text:span text:style-name="T41"><text:s text:c="4"/></text:span></text:span><text:span text:style-name="Source_20_Text"><text:span text:style-name="T34">metadata</text:span></text:span><text:span text:style-name="Source_20_Text"><text:span text:style-name="T6">:</text:span></text:span></text:p>
      <text:p text:style-name="P19"><text:span text:style-name="Source_20_Text"><text:span text:style-name="T41"><text:s text:c="6"/></text:span></text:span><text:span text:style-name="Source_20_Text"><text:span text:style-name="T34">labels</text:span></text:span><text:span text:style-name="Source_20_Text"><text:span text:style-name="T6">:</text:span></text:span></text:p>
      <text:p text:style-name="P19"><text:span text:style-name="Source_20_Text"><text:span text:style-name="T41"><text:s text:c="8"/></text:span></text:span><text:span text:style-name="Source_20_Text"><text:span text:style-name="T34">app</text:span></text:span><text:span text:style-name="Source_20_Text"><text:span text:style-name="T6">:</text:span></text:span><text:span text:style-name="Source_20_Text"><text:span text:style-name="T39"> </text:span></text:span><text:span text:style-name="Source_20_Text"><text:span text:style-name="T6">nginx</text:span></text:span><text:span text:style-name="Source_20_Text"><text:span text:style-name="T39"> </text:span></text:span><text:span text:style-name="Source_20_Text"><text:span text:style-name="T16"># has to match .spec.selector.matchLabels</text:span></text:span></text:p>
      <text:p text:style-name="P19"><text:span text:style-name="Source_20_Text"><text:span text:style-name="T41"><text:s text:c="4"/></text:span></text:span><text:span text:style-name="Source_20_Text"><text:span text:style-name="T34">spec</text:span></text:span><text:span text:style-name="Source_20_Text"><text:span text:style-name="T6">:</text:span></text:span></text:p>
      <text:p text:style-name="P19"><text:span text:style-name="Source_20_Text"><text:span text:style-name="T41"><text:s text:c="6"/></text:span></text:span><text:span text:style-name="Source_20_Text"><text:span text:style-name="T34">terminationGracePeriodSeconds</text:span></text:span><text:span text:style-name="Source_20_Text"><text:span text:style-name="T6">:</text:span></text:span><text:span text:style-name="Source_20_Text"><text:span text:style-name="T39"> </text:span></text:span><text:span text:style-name="Source_20_Text"><text:span text:style-name="T19">10</text:span></text:span></text:p>
      <text:p text:style-name="P19"><text:span text:style-name="Source_20_Text"><text:span text:style-name="T41"><text:s text:c="6"/></text:span></text:span><text:span text:style-name="Source_20_Text"><text:span text:style-name="T34">containers</text:span></text:span><text:span text:style-name="Source_20_Text"><text:span text:style-name="T6">:</text:span></text:span></text:p>
      <text:p text:style-name="P19"><text:span text:style-name="Source_20_Text"><text:span text:style-name="T41"><text:s text:c="6"/></text:span></text:span><text:span text:style-name="Source_20_Text"><text:span text:style-name="T6">- </text:span></text:span><text:span text:style-name="Source_20_Text"><text:span text:style-name="T34">name</text:span></text:span><text:span text:style-name="Source_20_Text"><text:span text:style-name="T6">:</text:span></text:span><text:span text:style-name="Source_20_Text"><text:span text:style-name="T39"> </text:span></text:span><text:span text:style-name="Source_20_Text"><text:span text:style-name="T6">nginx</text:span></text:span></text:p>
      <text:p text:style-name="P19"><text:span text:style-name="Source_20_Text"><text:span text:style-name="T41"><text:s text:c="8"/></text:span></text:span><text:span text:style-name="Source_20_Text"><text:span text:style-name="T34">image</text:span></text:span><text:span text:style-name="Source_20_Text"><text:span text:style-name="T6">:</text:span></text:span><text:span text:style-name="Source_20_Text"><text:span text:style-name="T39"> </text:span></text:span><text:span text:style-name="Source_20_Text"><text:span text:style-name="T6">registry.k8s.io/nginx-slim:0.8</text:span></text:span></text:p>
      <text:p text:style-name="P19"><text:span text:style-name="Source_20_Text"><text:span text:style-name="T41"><text:s text:c="8"/></text:span></text:span><text:span text:style-name="Source_20_Text"><text:span text:style-name="T34">ports</text:span></text:span><text:span text:style-name="Source_20_Text"><text:span text:style-name="T6">:</text:span></text:span></text:p>
      <text:p text:style-name="P19"><text:span text:style-name="Source_20_Text"><text:span text:style-name="T41"><text:s text:c="8"/></text:span></text:span><text:span text:style-name="Source_20_Text"><text:span text:style-name="T6">- </text:span></text:span><text:span text:style-name="Source_20_Text"><text:span text:style-name="T34">containerPort</text:span></text:span><text:span text:style-name="Source_20_Text"><text:span text:style-name="T6">:</text:span></text:span><text:span text:style-name="Source_20_Text"><text:span text:style-name="T39"> </text:span></text:span><text:span text:style-name="Source_20_Text"><text:span text:style-name="T19">80</text:span></text:span></text:p>
      <text:p text:style-name="P19"><text:span text:style-name="Source_20_Text"><text:span text:style-name="T41"><text:s text:c="10"/></text:span></text:span><text:span text:style-name="Source_20_Text"><text:span text:style-name="T34">name</text:span></text:span><text:span text:style-name="Source_20_Text"><text:span text:style-name="T6">:</text:span></text:span><text:span text:style-name="Source_20_Text"><text:span text:style-name="T39"> </text:span></text:span><text:span text:style-name="Source_20_Text"><text:span text:style-name="T6">web</text:span></text:span></text:p>
      <text:p text:style-name="P19"><text:span text:style-name="Source_20_Text"><text:span text:style-name="T41"><text:s text:c="8"/></text:span></text:span><text:span text:style-name="Source_20_Text"><text:span text:style-name="T34">volumeMounts</text:span></text:span><text:span text:style-name="Source_20_Text"><text:span text:style-name="T6">:</text:span></text:span></text:p>
      <text:p text:style-name="P19"><text:span text:style-name="Source_20_Text"><text:span text:style-name="T41"><text:s text:c="8"/></text:span></text:span><text:span text:style-name="Source_20_Text"><text:span text:style-name="T6">- </text:span></text:span><text:span text:style-name="Source_20_Text"><text:span text:style-name="T34">name</text:span></text:span><text:span text:style-name="Source_20_Text"><text:span text:style-name="T6">:</text:span></text:span><text:span text:style-name="Source_20_Text"><text:span text:style-name="T39"> </text:span></text:span><text:span text:style-name="Source_20_Text"><text:span text:style-name="T6">www</text:span></text:span></text:p>
      <text:p text:style-name="P19"><text:span text:style-name="Source_20_Text"><text:span text:style-name="T41"><text:s text:c="10"/></text:span></text:span><text:span text:style-name="Source_20_Text"><text:span text:style-name="T34">mountPath</text:span></text:span><text:span text:style-name="Source_20_Text"><text:span text:style-name="T6">:</text:span></text:span><text:span text:style-name="Source_20_Text"><text:span text:style-name="T39"> </text:span></text:span><text:span text:style-name="Source_20_Text"><text:span text:style-name="T6">/usr/share/nginx/html</text:span></text:span></text:p>
      <text:p text:style-name="P19"><text:span text:style-name="Source_20_Text"><text:span text:style-name="T41"><text:s text:c="2"/></text:span></text:span><text:span text:style-name="Source_20_Text"><text:span text:style-name="T34">volumeClaimTemplates</text:span></text:span><text:span text:style-name="Source_20_Text"><text:span text:style-name="T6">:</text:span></text:span></text:p>
      <text:p text:style-name="P19"><text:span text:style-name="Source_20_Text"><text:span text:style-name="T41"><text:s text:c="2"/></text:span></text:span><text:span text:style-name="Source_20_Text"><text:span text:style-name="T6">- </text:span></text:span><text:span text:style-name="Source_20_Text"><text:span text:style-name="T34">metadata</text:span></text:span><text:span text:style-name="Source_20_Text"><text:span text:style-name="T6">:</text:span></text:span></text:p>
      <text:p text:style-name="P19"><text:span text:style-name="Source_20_Text"><text:span text:style-name="T41"><text:s text:c="6"/></text:span></text:span><text:span text:style-name="Source_20_Text"><text:span text:style-name="T34">name</text:span></text:span><text:span text:style-name="Source_20_Text"><text:span text:style-name="T6">:</text:span></text:span><text:span text:style-name="Source_20_Text"><text:span text:style-name="T39"> </text:span></text:span><text:span text:style-name="Source_20_Text"><text:span text:style-name="T6">www</text:span></text:span></text:p>
      <text:p text:style-name="P19"><text:span text:style-name="Source_20_Text"><text:span text:style-name="T41"><text:s text:c="4"/></text:span></text:span><text:span text:style-name="Source_20_Text"><text:span text:style-name="T34">spec</text:span></text:span><text:span text:style-name="Source_20_Text"><text:span text:style-name="T6">:</text:span></text:span></text:p>
      <text:p text:style-name="P19"><text:span text:style-name="Source_20_Text"><text:span text:style-name="T41"><text:s text:c="6"/></text:span></text:span><text:span text:style-name="Source_20_Text"><text:span text:style-name="T34">accessModes</text:span></text:span><text:span text:style-name="Source_20_Text"><text:span text:style-name="T6">:</text:span></text:span><text:span text:style-name="Source_20_Text"><text:span text:style-name="T39"> </text:span></text:span><text:span text:style-name="Source_20_Text"><text:span text:style-name="T6">[</text:span></text:span><text:span text:style-name="Source_20_Text"><text:span text:style-name="T39"> </text:span></text:span><text:span text:style-name="Source_20_Text"><text:span text:style-name="T25">"ReadWriteOnce"</text:span></text:span><text:span text:style-name="Source_20_Text"><text:span text:style-name="T39"> </text:span></text:span><text:span text:style-name="Source_20_Text"><text:span text:style-name="T6">]</text:span></text:span></text:p>
      <text:p text:style-name="P19"><text:span text:style-name="Source_20_Text"><text:span text:style-name="T41"><text:s text:c="6"/></text:span></text:span><text:span text:style-name="Source_20_Text"><text:span text:style-name="T34">storageClassName</text:span></text:span><text:span text:style-name="Source_20_Text"><text:span text:style-name="T6">:</text:span></text:span><text:span text:style-name="Source_20_Text"><text:span text:style-name="T39"> </text:span></text:span><text:span text:style-name="Source_20_Text"><text:span text:style-name="T25">"my-storage-class"</text:span></text:span></text:p>
      <text:p text:style-name="P19"><text:span text:style-name="Source_20_Text"><text:span text:style-name="T41"><text:s text:c="6"/></text:span></text:span><text:span text:style-name="Source_20_Text"><text:span text:style-name="T34">resources</text:span></text:span><text:span text:style-name="Source_20_Text"><text:span text:style-name="T6">:</text:span></text:span></text:p>
      <text:p text:style-name="P19"><text:span text:style-name="Source_20_Text"><text:span text:style-name="T41"><text:s text:c="8"/></text:span></text:span><text:span text:style-name="Source_20_Text"><text:span text:style-name="T34">requests</text:span></text:span><text:span text:style-name="Source_20_Text"><text:span text:style-name="T6">:</text:span></text:span></text:p>
      <text:p text:style-name="P19"><text:span text:style-name="Source_20_Text"><text:span text:style-name="T41"><text:s text:c="10"/></text:span></text:span><text:span text:style-name="Source_20_Text"><text:span text:style-name="T34">storage</text:span></text:span><text:span text:style-name="Source_20_Text"><text:span text:style-name="T6">:</text:span></text:span><text:span text:style-name="Source_20_Text"><text:span text:style-name="T39"> </text:span></text:span><text:span text:style-name="Source_20_Text"><text:span text:style-name="T6">1Gi</text:span></text:span></text:p>
      <text:p text:style-name="P17"/>
      <text:p text:style-name="P17"/>
      <text:p text:style-name="P17">*) Шаблон YAML для Ingress:</text:p>
      <text:p text:style-name="P17"><text:span text:style-name="Source_20_Text"><text:span text:style-name="T34">apiVersion</text:span></text:span><text:span text:style-name="Source_20_Text"><text:span text:style-name="T6">:</text:span></text:span><text:span text:style-name="Source_20_Text"><text:span text:style-name="T39"> </text:span></text:span><text:span text:style-name="Source_20_Text"><text:span text:style-name="T6">networking.k8s.io/v1</text:span></text:span></text:p>
      <text:p text:style-name="P19"><text:soft-page-break/><text:span text:style-name="Source_20_Text"><text:span text:style-name="T34">kind</text:span></text:span><text:span text:style-name="Source_20_Text"><text:span text:style-name="T6">:</text:span></text:span><text:span text:style-name="Source_20_Text"><text:span text:style-name="T39"> </text:span></text:span><text:span text:style-name="Source_20_Text"><text:span text:style-name="T6">Ingress</text:span></text:span></text:p>
      <text:p text:style-name="P19"><text:span text:style-name="Source_20_Text"><text:span text:style-name="T34">metadata</text:span></text:span><text:span text:style-name="Source_20_Text"><text:span text:style-name="T6">:</text:span></text:span></text:p>
      <text:p text:style-name="P19"><text:span text:style-name="Source_20_Text"><text:span text:style-name="T41"><text:s text:c="2"/></text:span></text:span><text:span text:style-name="Source_20_Text"><text:span text:style-name="T34">name</text:span></text:span><text:span text:style-name="Source_20_Text"><text:span text:style-name="T6">:</text:span></text:span><text:span text:style-name="Source_20_Text"><text:span text:style-name="T39"> </text:span></text:span><text:span text:style-name="Source_20_Text"><text:span text:style-name="T6">minimal-ingress</text:span></text:span></text:p>
      <text:p text:style-name="P19"><text:span text:style-name="Source_20_Text"><text:span text:style-name="T41"><text:s text:c="2"/></text:span></text:span><text:span text:style-name="Source_20_Text"><text:span text:style-name="T34">annotations</text:span></text:span><text:span text:style-name="Source_20_Text"><text:span text:style-name="T6">:</text:span></text:span></text:p>
      <text:p text:style-name="P19"><text:span text:style-name="Source_20_Text"><text:span text:style-name="T41"><text:s text:c="4"/></text:span></text:span><text:span text:style-name="Source_20_Text"><text:span text:style-name="T34">nginx.ingress.kubernetes.io/rewrite-target</text:span></text:span><text:span text:style-name="Source_20_Text"><text:span text:style-name="T6">:</text:span></text:span><text:span text:style-name="Source_20_Text"><text:span text:style-name="T39"> </text:span></text:span><text:span text:style-name="Source_20_Text"><text:span text:style-name="T6">/</text:span></text:span></text:p>
      <text:p text:style-name="P19"><text:span text:style-name="Source_20_Text"><text:span text:style-name="T34">spec</text:span></text:span><text:span text:style-name="Source_20_Text"><text:span text:style-name="T6">:</text:span></text:span></text:p>
      <text:p text:style-name="P19"><text:span text:style-name="Source_20_Text"><text:span text:style-name="T41"><text:s text:c="2"/></text:span></text:span><text:span text:style-name="Source_20_Text"><text:span text:style-name="T34">ingressClassName</text:span></text:span><text:span text:style-name="Source_20_Text"><text:span text:style-name="T6">:</text:span></text:span><text:span text:style-name="Source_20_Text"><text:span text:style-name="T39"> </text:span></text:span><text:span text:style-name="Source_20_Text"><text:span text:style-name="T6">nginx-example</text:span></text:span></text:p>
      <text:p text:style-name="P19"><text:span text:style-name="Source_20_Text"><text:span text:style-name="T41"><text:s text:c="2"/></text:span></text:span><text:span text:style-name="Source_20_Text"><text:span text:style-name="T34">rules</text:span></text:span><text:span text:style-name="Source_20_Text"><text:span text:style-name="T6">:</text:span></text:span></text:p>
      <text:p text:style-name="P19"><text:span text:style-name="Source_20_Text"><text:span text:style-name="T41"><text:s text:c="2"/></text:span></text:span><text:span text:style-name="Source_20_Text"><text:span text:style-name="T6">- </text:span></text:span><text:span text:style-name="Source_20_Text"><text:span text:style-name="T34">http</text:span></text:span><text:span text:style-name="Source_20_Text"><text:span text:style-name="T6">:</text:span></text:span></text:p>
      <text:p text:style-name="P19"><text:span text:style-name="Source_20_Text"><text:span text:style-name="T41"><text:s text:c="6"/></text:span></text:span><text:span text:style-name="Source_20_Text"><text:span text:style-name="T34">paths</text:span></text:span><text:span text:style-name="Source_20_Text"><text:span text:style-name="T6">:</text:span></text:span></text:p>
      <text:p text:style-name="P19"><text:span text:style-name="Source_20_Text"><text:span text:style-name="T41"><text:s text:c="6"/></text:span></text:span><text:span text:style-name="Source_20_Text"><text:span text:style-name="T6">- </text:span></text:span><text:span text:style-name="Source_20_Text"><text:span text:style-name="T34">path</text:span></text:span><text:span text:style-name="Source_20_Text"><text:span text:style-name="T6">:</text:span></text:span><text:span text:style-name="Source_20_Text"><text:span text:style-name="T39"> </text:span></text:span><text:span text:style-name="Source_20_Text"><text:span text:style-name="T6">/testpath</text:span></text:span></text:p>
      <text:p text:style-name="P19"><text:span text:style-name="Source_20_Text"><text:span text:style-name="T41"><text:s text:c="8"/></text:span></text:span><text:span text:style-name="Source_20_Text"><text:span text:style-name="T34">pathType</text:span></text:span><text:span text:style-name="Source_20_Text"><text:span text:style-name="T6">:</text:span></text:span><text:span text:style-name="Source_20_Text"><text:span text:style-name="T39"> </text:span></text:span><text:span text:style-name="Source_20_Text"><text:span text:style-name="T6">Prefix</text:span></text:span></text:p>
      <text:p text:style-name="P19"><text:span text:style-name="Source_20_Text"><text:span text:style-name="T41"><text:s text:c="8"/></text:span></text:span><text:span text:style-name="Source_20_Text"><text:span text:style-name="T34">backend</text:span></text:span><text:span text:style-name="Source_20_Text"><text:span text:style-name="T6">:</text:span></text:span></text:p>
      <text:p text:style-name="P19"><text:span text:style-name="Source_20_Text"><text:span text:style-name="T41"><text:s text:c="10"/></text:span></text:span><text:span text:style-name="Source_20_Text"><text:span text:style-name="T34">service</text:span></text:span><text:span text:style-name="Source_20_Text"><text:span text:style-name="T6">:</text:span></text:span></text:p>
      <text:p text:style-name="P19"><text:span text:style-name="Source_20_Text"><text:span text:style-name="T41"><text:s text:c="12"/></text:span></text:span><text:span text:style-name="Source_20_Text"><text:span text:style-name="T34">name</text:span></text:span><text:span text:style-name="Source_20_Text"><text:span text:style-name="T6">:</text:span></text:span><text:span text:style-name="Source_20_Text"><text:span text:style-name="T39"> </text:span></text:span><text:span text:style-name="Source_20_Text"><text:span text:style-name="T6">test</text:span></text:span></text:p>
      <text:p text:style-name="P19"><text:span text:style-name="Source_20_Text"><text:span text:style-name="T41"><text:s text:c="12"/></text:span></text:span><text:span text:style-name="Source_20_Text"><text:span text:style-name="T34">port</text:span></text:span><text:span text:style-name="Source_20_Text"><text:span text:style-name="T6">:</text:span></text:span></text:p>
      <text:p text:style-name="P19"><text:span text:style-name="Source_20_Text"><text:span text:style-name="T41"><text:s text:c="14"/></text:span></text:span><text:span text:style-name="Source_20_Text"><text:span text:style-name="T34">number</text:span></text:span><text:span text:style-name="Source_20_Text"><text:span text:style-name="T6">:</text:span></text:span><text:span text:style-name="Source_20_Text"><text:span text:style-name="T39"> </text:span></text:span><text:span text:style-name="Source_20_Text"><text:span text:style-name="T19">80</text:span></text:span></text:p>
      <text:p text:style-name="P17"/>
      <text:p text:style-name="P26">*) Использование локальных образов в кубере:</text:p>
      <text:p text:style-name="P26">Local Registry</text:p>
      <text:p text:style-name="P26">Set the local registry first using this command</text:p>
      <text:p text:style-name="P26">docker run -d -p 5000:5000 --restart=always --name registry registry:2</text:p>
      <text:p text:style-name="P26">Image Tag</text:p>
      <text:p text:style-name="P26">Given a Dockerfile, the image could be built and tagged this easy way:</text:p>
      <text:p text:style-name="P26">docker build . -t localhost:5000/my-image</text:p>
      <text:p text:style-name="P26">Push the image on the local repo:</text:p>
      <text:p text:style-name="P26">docker push localhost:5000/my-image</text:p>
      <text:p text:style-name="P26">Using the image</text:p>
      <text:p text:style-name="P26">The pushed image can now be used:</text:p>
      <text:p text:style-name="P26">apiVersion: v1</text:p>
      <text:p text:style-name="P26">kind: Pod</text:p>
      <text:p text:style-name="P26">metadata:</text:p>
      <text:p text:style-name="P26"><text:s text:c="2"/>name: my-pod</text:p>
      <text:p text:style-name="P26"><text:s text:c="2"/>labels:</text:p>
      <text:p text:style-name="P26"><text:s text:c="4"/>app: my-app</text:p>
      <text:p text:style-name="P26">spec:</text:p>
      <text:p text:style-name="P26"><text:s text:c="2"/>containers:</text:p>
      <text:p text:style-name="P26"><text:s text:c="4"/>- name: app</text:p>
      <text:p text:style-name="P26"><text:s text:c="6"/>image: localhost:5000/my-image</text:p>
      <text:p text:style-name="P26"><text:s text:c="6"/>imagePullPolicy: IfNotPresent</text:p>
      <text:p text:style-name="P26">Deploy Pod</text:p>
      <text:p text:style-name="P26">The pod can be deployed using:</text:p>
      <text:p text:style-name="P26">kubectl create -f pod.yml</text:p>
      <text:p text:style-name="P17"/>
      <text:h text:style-name="P1" text:outline-level="2"><text:bookmark text:name="kubectl-context-and-configuration"/><text:soft-page-break/>Kubectl context and configuration</text:h>
      <text:p text:style-name="P6"><text:span text:style-name="T3">Set which Kubernetes cluster </text:span><text:span text:style-name="Source_20_Text"><text:span text:style-name="T4">kubectl</text:span></text:span><text:span text:style-name="T3"> communicates with and modifies configuration information. See </text:span><text:a xlink:type="simple" xlink:href="https://kubernetes.io/docs/tasks/access-application-cluster/configure-access-multiple-clusters/" text:style-name="Internet_20_link" text:visited-style-name="Visited_20_Internet_20_Link"><text:span text:style-name="T14">Authenticating Across Clusters with kubeconfig</text:span></text:a><text:span text:style-name="T3"> documentation for detailed config file information.</text:span></text:p>
      <text:p text:style-name="P4"><text:span text:style-name="Source_20_Text"><text:span text:style-name="T5">kubectl config view </text:span></text:span><text:span text:style-name="Source_20_Text"><text:span text:style-name="T15"># Show Merged kubeconfig settings.</text:span></text:span></text:p>
      <text:p text:style-name="P19"/>
      <text:p text:style-name="P19"><text:span text:style-name="Source_20_Text"><text:span text:style-name="T15"># use multiple kubeconfig files at the same time and view merged config</text:span></text:span></text:p>
      <text:p text:style-name="P19"><text:span text:style-name="Source_20_Text"><text:span text:style-name="T17">KUBECONFIG</text:span></text:span><text:span text:style-name="Source_20_Text"><text:span text:style-name="T18">=</text:span></text:span><text:span text:style-name="Source_20_Text"><text:span text:style-name="T5">~/.kube/config:~/.kube/kubconfig2</text:span></text:span></text:p>
      <text:p text:style-name="P19"/>
      <text:p text:style-name="P19"><text:span text:style-name="Source_20_Text"><text:span text:style-name="T5">kubectl config view</text:span></text:span></text:p>
      <text:p text:style-name="P19"/>
      <text:p text:style-name="P19"><text:span text:style-name="Source_20_Text"><text:span text:style-name="T15"># get the password for the e2e user</text:span></text:span></text:p>
      <text:p text:style-name="P19"><text:span text:style-name="Source_20_Text"><text:span text:style-name="T5">kubectl config view -o </text:span></text:span><text:span text:style-name="Source_20_Text"><text:span text:style-name="T17">jsonpath</text:span></text:span><text:span text:style-name="Source_20_Text"><text:span text:style-name="T18">=</text:span></text:span><text:span text:style-name="Source_20_Text"><text:span text:style-name="T24">'{.users[?(@.name == "e2e")].user.password}'</text:span></text:span></text:p>
      <text:p text:style-name="P19"/>
      <text:p text:style-name="P19"><text:span text:style-name="Source_20_Text"><text:span text:style-name="T5">kubectl config view -o </text:span></text:span><text:span text:style-name="Source_20_Text"><text:span text:style-name="T17">jsonpath</text:span></text:span><text:span text:style-name="Source_20_Text"><text:span text:style-name="T18">=</text:span></text:span><text:span text:style-name="Source_20_Text"><text:span text:style-name="T24">'{.users[].name}'</text:span></text:span><text:span text:style-name="Source_20_Text"><text:span text:style-name="T5"> <text:s text:c="3"/></text:span></text:span><text:span text:style-name="Source_20_Text"><text:span text:style-name="T15"># display the first user</text:span></text:span></text:p>
      <text:p text:style-name="P19"><text:span text:style-name="Source_20_Text"><text:span text:style-name="T5">kubectl config view -o </text:span></text:span><text:span text:style-name="Source_20_Text"><text:span text:style-name="T17">jsonpath</text:span></text:span><text:span text:style-name="Source_20_Text"><text:span text:style-name="T18">=</text:span></text:span><text:span text:style-name="Source_20_Text"><text:span text:style-name="T24">'{.users[*].name}'</text:span></text:span><text:span text:style-name="Source_20_Text"><text:span text:style-name="T5"> <text:s text:c="2"/></text:span></text:span><text:span text:style-name="Source_20_Text"><text:span text:style-name="T15"># get a list of users</text:span></text:span></text:p>
      <text:p text:style-name="P19"><text:span text:style-name="Source_20_Text"><text:span text:style-name="T5">kubectl config get-contexts <text:s text:c="25"/></text:span></text:span><text:span text:style-name="Source_20_Text"><text:span text:style-name="T15"># display list of contexts</text:span></text:span></text:p>
      <text:p text:style-name="P19"><text:span text:style-name="Source_20_Text"><text:span text:style-name="T5">kubectl config current-context <text:s text:c="22"/></text:span></text:span><text:span text:style-name="Source_20_Text"><text:span text:style-name="T15"># display the current-context</text:span></text:span></text:p>
      <text:p text:style-name="P19"><text:span text:style-name="Source_20_Text"><text:span text:style-name="T5">kubectl config use-context my-cluster-name <text:s text:c="10"/></text:span></text:span><text:span text:style-name="Source_20_Text"><text:span text:style-name="T15"># set the default context to my-cluster-name</text:span></text:span></text:p>
      <text:p text:style-name="P19"/>
      <text:p text:style-name="P19"><text:span text:style-name="Source_20_Text"><text:span text:style-name="T5">kubectl config set-cluster my-cluster-name <text:s text:c="10"/></text:span></text:span><text:span text:style-name="Source_20_Text"><text:span text:style-name="T15"># set a cluster entry in the kubeconfig</text:span></text:span></text:p>
      <text:p text:style-name="P19"/>
      <text:p text:style-name="P19"><text:span text:style-name="Source_20_Text"><text:span text:style-name="T15"># configure the URL to a proxy server to use for requests made by this client in the kubeconfig</text:span></text:span></text:p>
      <text:p text:style-name="P19"><text:span text:style-name="Source_20_Text"><text:span text:style-name="T5">kubectl config set-cluster my-cluster-name --proxy-url</text:span></text:span><text:span text:style-name="Source_20_Text"><text:span text:style-name="T18">=</text:span></text:span><text:span text:style-name="Source_20_Text"><text:span text:style-name="T5">my-proxy-url</text:span></text:span></text:p>
      <text:p text:style-name="P19"/>
      <text:p text:style-name="P19"><text:span text:style-name="Source_20_Text"><text:span text:style-name="T15"># add a new user to your kubeconf that supports basic auth</text:span></text:span></text:p>
      <text:p text:style-name="P19"><text:span text:style-name="Source_20_Text"><text:span text:style-name="T5">kubectl config set-credentials kubeuser/foo.kubernetes.com --username</text:span></text:span><text:span text:style-name="Source_20_Text"><text:span text:style-name="T18">=</text:span></text:span><text:span text:style-name="Source_20_Text"><text:span text:style-name="T5">kubeuser --password</text:span></text:span><text:span text:style-name="Source_20_Text"><text:span text:style-name="T18">=</text:span></text:span><text:span text:style-name="Source_20_Text"><text:span text:style-name="T5">kubepassword</text:span></text:span></text:p>
      <text:p text:style-name="P19"/>
      <text:p text:style-name="P19"><text:span text:style-name="Source_20_Text"><text:span text:style-name="T15"># permanently save the namespace for all subsequent kubectl commands in that context.</text:span></text:span></text:p>
      <text:p text:style-name="P19"><text:span text:style-name="Source_20_Text"><text:span text:style-name="T5">kubectl config set-context --current --namespace</text:span></text:span><text:span text:style-name="Source_20_Text"><text:span text:style-name="T18">=</text:span></text:span><text:span text:style-name="Source_20_Text"><text:span text:style-name="T5">ggckad-s2</text:span></text:span></text:p>
      <text:p text:style-name="P19"/>
      <text:p text:style-name="P19"><text:span text:style-name="Source_20_Text"><text:span text:style-name="T15"># set a context utilizing a specific username and namespace.</text:span></text:span></text:p>
      <text:p text:style-name="P19"><text:span text:style-name="Source_20_Text"><text:span text:style-name="T5">kubectl config set-context gce --user</text:span></text:span><text:span text:style-name="Source_20_Text"><text:span text:style-name="T18">=</text:span></text:span><text:span text:style-name="Source_20_Text"><text:span text:style-name="T5">cluster-admin --namespace</text:span></text:span><text:span text:style-name="Source_20_Text"><text:span text:style-name="T18">=</text:span></text:span><text:span text:style-name="Source_20_Text"><text:span text:style-name="T5">foo </text:span></text:span><text:span text:style-name="Source_20_Text"><text:span text:style-name="T27">\</text:span></text:span></text:p>
      <text:p text:style-name="P19"><text:span text:style-name="Source_20_Text"><text:span text:style-name="T12"><text:s text:c="2"/></text:span></text:span><text:span text:style-name="Source_20_Text"><text:span text:style-name="T18">&amp;&amp;</text:span></text:span><text:span text:style-name="Source_20_Text"><text:span text:style-name="T5"> kubectl config use-context gce</text:span></text:span></text:p>
      <text:p text:style-name="P19"/>
      <text:p text:style-name="P19"><text:span text:style-name="Source_20_Text"><text:span text:style-name="T5">kubectl config </text:span></text:span><text:span text:style-name="Source_20_Text"><text:span text:style-name="T28">unset</text:span></text:span><text:span text:style-name="Source_20_Text"><text:span text:style-name="T5"> users.foo <text:s text:c="22"/></text:span></text:span><text:span text:style-name="Source_20_Text"><text:span text:style-name="T15"># delete user foo</text:span></text:span></text:p>
      <text:p text:style-name="P19"/>
      <text:p text:style-name="P19"><text:span text:style-name="Source_20_Text"><text:span text:style-name="T15"># short alias to set/show context/namespace (only works for bash and bash-compatible shells, current context to be set before using kn to set namespace)</text:span></text:span></text:p>
      <text:p text:style-name="P19"><text:span text:style-name="Source_20_Text"><text:span text:style-name="T28">alias</text:span></text:span><text:span text:style-name="Source_20_Text"><text:span text:style-name="T5"> </text:span></text:span><text:span text:style-name="Source_20_Text"><text:span text:style-name="T17">kx</text:span></text:span><text:span text:style-name="Source_20_Text"><text:span text:style-name="T18">=</text:span></text:span><text:span text:style-name="Source_20_Text"><text:span text:style-name="T24">'f() { [ "$1" ] &amp;&amp; kubectl config use-context $1 || kubectl config current-context ; } ; f'</text:span></text:span></text:p>
      <text:p text:style-name="P19"><text:span text:style-name="Source_20_Text"><text:span text:style-name="T28">alias</text:span></text:span><text:span text:style-name="Source_20_Text"><text:span text:style-name="T5"> </text:span></text:span><text:span text:style-name="Source_20_Text"><text:span text:style-name="T17">kn</text:span></text:span><text:span text:style-name="Source_20_Text"><text:span text:style-name="T18">=</text:span></text:span><text:span text:style-name="Source_20_Text"><text:span text:style-name="T24">'f() { [ "$1" ] &amp;&amp; kubectl config set-context --current --namespace $1 || kubectl config view --minify | grep namespace | cut -d" " -f6 ; } ; f'</text:span></text:span></text:p>
      <text:h text:style-name="P2" text:outline-level="2"><text:bookmark text:name="kubectl-apply"/><text:soft-page-break/>Kubectl apply</text:h>
      <text:p text:style-name="P6"><text:span text:style-name="Source_20_Text"><text:span text:style-name="T4">apply</text:span></text:span><text:span text:style-name="T3"> manages applications through files defining Kubernetes resources. It creates and updates resources in a cluster through running </text:span><text:span text:style-name="Source_20_Text"><text:span text:style-name="T4">kubectl apply</text:span></text:span><text:span text:style-name="T3">. This is the recommended way of managing Kubernetes applications on production. See </text:span><text:a xlink:type="simple" xlink:href="https://kubectl.docs.kubernetes.io/" text:style-name="Internet_20_link" text:visited-style-name="Visited_20_Internet_20_Link"><text:span text:style-name="T14">Kubectl Book</text:span></text:a><text:span text:style-name="T3">.</text:span></text:p>
      <text:h text:style-name="P2" text:outline-level="2"><text:bookmark text:name="creating-objects"/>Creating objects</text:h>
      <text:p text:style-name="P6"><text:span text:style-name="T3">Kubernetes manifests can be defined in YAML or JSON. The file extension </text:span><text:span text:style-name="Source_20_Text"><text:span text:style-name="T4">.yaml</text:span></text:span><text:span text:style-name="T3">, </text:span><text:span text:style-name="Source_20_Text"><text:span text:style-name="T4">.yml</text:span></text:span><text:span text:style-name="T3">, and </text:span><text:span text:style-name="Source_20_Text"><text:span text:style-name="T4">.json</text:span></text:span><text:span text:style-name="T3"> can be used.</text:span></text:p>
      <text:p text:style-name="P4"><text:span text:style-name="Source_20_Text"><text:span text:style-name="T5">kubectl apply -f ./my-manifest.yaml <text:s text:c="11"/></text:span></text:span><text:span text:style-name="Source_20_Text"><text:span text:style-name="T15"># create resource(s)</text:span></text:span></text:p>
      <text:p text:style-name="P19"><text:span text:style-name="Source_20_Text"><text:span text:style-name="T5">kubectl apply -f ./my1.yaml -f ./my2.yaml <text:s text:c="5"/></text:span></text:span><text:span text:style-name="Source_20_Text"><text:span text:style-name="T15"># create from multiple files</text:span></text:span></text:p>
      <text:p text:style-name="P19"><text:span text:style-name="Source_20_Text"><text:span text:style-name="T5">kubectl apply -f ./dir <text:s text:c="24"/></text:span></text:span><text:span text:style-name="Source_20_Text"><text:span text:style-name="T15"># create resource(s) in all manifest files in dir</text:span></text:span></text:p>
      <text:p text:style-name="P19"><text:span text:style-name="Source_20_Text"><text:span text:style-name="T5">kubectl apply -f https://git.io/vPieo <text:s text:c="9"/></text:span></text:span><text:span text:style-name="Source_20_Text"><text:span text:style-name="T15"># create resource(s) from url</text:span></text:span></text:p>
      <text:p text:style-name="P19"><text:span text:style-name="Source_20_Text"><text:span text:style-name="T5">kubectl create deployment nginx --image</text:span></text:span><text:span text:style-name="Source_20_Text"><text:span text:style-name="T18">=</text:span></text:span><text:span text:style-name="Source_20_Text"><text:span text:style-name="T5">nginx <text:s/></text:span></text:span><text:span text:style-name="Source_20_Text"><text:span text:style-name="T15"># start a single instance of nginx</text:span></text:span></text:p>
      <text:p text:style-name="P19"/>
      <text:p text:style-name="P19"><text:span text:style-name="Source_20_Text"><text:span text:style-name="T15"># create a Job which prints "Hello World"</text:span></text:span></text:p>
      <text:p text:style-name="P19"><text:span text:style-name="Source_20_Text"><text:span text:style-name="T5">kubectl create job hello --image</text:span></text:span><text:span text:style-name="Source_20_Text"><text:span text:style-name="T18">=</text:span></text:span><text:span text:style-name="Source_20_Text"><text:span text:style-name="T5">busybox:1.28 -- </text:span></text:span><text:span text:style-name="Source_20_Text"><text:span text:style-name="T28">echo</text:span></text:span><text:span text:style-name="Source_20_Text"><text:span text:style-name="T5"> </text:span></text:span><text:span text:style-name="Source_20_Text"><text:span text:style-name="T24">"Hello World"</text:span></text:span></text:p>
      <text:p text:style-name="P19"/>
      <text:p text:style-name="P19"><text:span text:style-name="Source_20_Text"><text:span text:style-name="T15"># create a CronJob that prints "Hello World" every minute</text:span></text:span></text:p>
      <text:p text:style-name="P19"><text:span text:style-name="Source_20_Text"><text:span text:style-name="T5">kubectl create cronjob hello --image</text:span></text:span><text:span text:style-name="Source_20_Text"><text:span text:style-name="T18">=</text:span></text:span><text:span text:style-name="Source_20_Text"><text:span text:style-name="T5">busybox:1.28 <text:s text:c="2"/>--schedule</text:span></text:span><text:span text:style-name="Source_20_Text"><text:span text:style-name="T18">=</text:span></text:span><text:span text:style-name="Source_20_Text"><text:span text:style-name="T24">"*/1 * * * *"</text:span></text:span><text:span text:style-name="Source_20_Text"><text:span text:style-name="T5"> -- </text:span></text:span><text:span text:style-name="Source_20_Text"><text:span text:style-name="T28">echo</text:span></text:span><text:span text:style-name="Source_20_Text"><text:span text:style-name="T5"> </text:span></text:span><text:span text:style-name="Source_20_Text"><text:span text:style-name="T24">"Hello World"</text:span></text:span></text:p>
      <text:p text:style-name="P19"/>
      <text:p text:style-name="P19"><text:span text:style-name="Source_20_Text"><text:span text:style-name="T5">kubectl explain pods <text:s text:c="26"/></text:span></text:span><text:span text:style-name="Source_20_Text"><text:span text:style-name="T15"># get the documentation for pod manifests</text:span></text:span></text:p>
      <text:p text:style-name="P19"/>
      <text:p text:style-name="P19"><text:span text:style-name="Source_20_Text"><text:span text:style-name="T15"># Create multiple YAML objects from stdin</text:span></text:span></text:p>
      <text:p text:style-name="P19"><text:span text:style-name="Source_20_Text"><text:span text:style-name="T5">kubectl apply -f - </text:span></text:span><text:span text:style-name="Source_20_Text"><text:span text:style-name="T24">&lt;&lt;EOF</text:span></text:span></text:p>
      <text:p text:style-name="P19"><text:span text:style-name="Source_20_Text"><text:span text:style-name="T24">apiVersion: v1</text:span></text:span></text:p>
      <text:p text:style-name="P19"><text:span text:style-name="Source_20_Text"><text:span text:style-name="T24">kind: Pod</text:span></text:span></text:p>
      <text:p text:style-name="P19"><text:span text:style-name="Source_20_Text"><text:span text:style-name="T24">metadata:</text:span></text:span></text:p>
      <text:p text:style-name="P19"><text:span text:style-name="Source_20_Text"><text:span text:style-name="T26"><text:s text:c="2"/></text:span></text:span><text:span text:style-name="Source_20_Text"><text:span text:style-name="T24">name: busybox-sleep</text:span></text:span></text:p>
      <text:p text:style-name="P19"><text:span text:style-name="Source_20_Text"><text:span text:style-name="T24">spec:</text:span></text:span></text:p>
      <text:p text:style-name="P19"><text:span text:style-name="Source_20_Text"><text:span text:style-name="T26"><text:s text:c="2"/></text:span></text:span><text:span text:style-name="Source_20_Text"><text:span text:style-name="T24">containers:</text:span></text:span></text:p>
      <text:p text:style-name="P19"><text:span text:style-name="Source_20_Text"><text:span text:style-name="T26"><text:s text:c="2"/></text:span></text:span><text:span text:style-name="Source_20_Text"><text:span text:style-name="T24">- name: busybox</text:span></text:span></text:p>
      <text:p text:style-name="P19"><text:span text:style-name="Source_20_Text"><text:span text:style-name="T26"><text:s text:c="4"/></text:span></text:span><text:span text:style-name="Source_20_Text"><text:span text:style-name="T24">image: busybox:1.28</text:span></text:span></text:p>
      <text:p text:style-name="P19"><text:span text:style-name="Source_20_Text"><text:span text:style-name="T26"><text:s text:c="4"/></text:span></text:span><text:span text:style-name="Source_20_Text"><text:span text:style-name="T24">args:</text:span></text:span></text:p>
      <text:p text:style-name="P19"><text:span text:style-name="Source_20_Text"><text:span text:style-name="T26"><text:s text:c="4"/></text:span></text:span><text:span text:style-name="Source_20_Text"><text:span text:style-name="T24">- sleep</text:span></text:span></text:p>
      <text:p text:style-name="P19"><text:span text:style-name="Source_20_Text"><text:span text:style-name="T26"><text:s text:c="4"/></text:span></text:span><text:span text:style-name="Source_20_Text"><text:span text:style-name="T24">- "1000000"</text:span></text:span></text:p>
      <text:p text:style-name="P19"><text:span text:style-name="Source_20_Text"><text:span text:style-name="T24">---</text:span></text:span></text:p>
      <text:p text:style-name="P19"><text:span text:style-name="Source_20_Text"><text:span text:style-name="T24">apiVersion: v1</text:span></text:span></text:p>
      <text:p text:style-name="P19"><text:span text:style-name="Source_20_Text"><text:span text:style-name="T24">kind: Pod</text:span></text:span></text:p>
      <text:p text:style-name="P19"><text:span text:style-name="Source_20_Text"><text:span text:style-name="T24">metadata:</text:span></text:span></text:p>
      <text:p text:style-name="P19"><text:span text:style-name="Source_20_Text"><text:span text:style-name="T26"><text:s text:c="2"/></text:span></text:span><text:span text:style-name="Source_20_Text"><text:span text:style-name="T24">name: busybox-sleep-less</text:span></text:span></text:p>
      <text:p text:style-name="P19"><text:span text:style-name="Source_20_Text"><text:span text:style-name="T24">spec:</text:span></text:span></text:p>
      <text:p text:style-name="P19"><text:span text:style-name="Source_20_Text"><text:span text:style-name="T26"><text:s text:c="2"/></text:span></text:span><text:span text:style-name="Source_20_Text"><text:span text:style-name="T24">containers:</text:span></text:span></text:p>
      <text:p text:style-name="P19"><text:span text:style-name="Source_20_Text"><text:span text:style-name="T26"><text:s text:c="2"/></text:span></text:span><text:span text:style-name="Source_20_Text"><text:span text:style-name="T24">- name: busybox</text:span></text:span></text:p>
      <text:p text:style-name="P19"><text:span text:style-name="Source_20_Text"><text:span text:style-name="T26"><text:s text:c="4"/></text:span></text:span><text:span text:style-name="Source_20_Text"><text:span text:style-name="T24">image: busybox:1.28</text:span></text:span></text:p>
      <text:p text:style-name="P19"><text:span text:style-name="Source_20_Text"><text:span text:style-name="T26"><text:s text:c="4"/></text:span></text:span><text:span text:style-name="Source_20_Text"><text:span text:style-name="T24">args:</text:span></text:span></text:p>
      <text:p text:style-name="P19"><text:span text:style-name="Source_20_Text"><text:span text:style-name="T26"><text:s text:c="4"/></text:span></text:span><text:span text:style-name="Source_20_Text"><text:span text:style-name="T24">- sleep</text:span></text:span></text:p>
      <text:p text:style-name="P19"><text:soft-page-break/><text:span text:style-name="Source_20_Text"><text:span text:style-name="T26"><text:s text:c="4"/></text:span></text:span><text:span text:style-name="Source_20_Text"><text:span text:style-name="T24">- "1000"</text:span></text:span></text:p>
      <text:p text:style-name="P19"><text:span text:style-name="Source_20_Text"><text:span text:style-name="T24">EOF</text:span></text:span></text:p>
      <text:p text:style-name="P19"/>
      <text:p text:style-name="P19"><text:span text:style-name="Source_20_Text"><text:span text:style-name="T15"># Create a secret with several keys</text:span></text:span></text:p>
      <text:p text:style-name="P19"><text:span text:style-name="Source_20_Text"><text:span text:style-name="T5">kubectl apply -f - </text:span></text:span><text:span text:style-name="Source_20_Text"><text:span text:style-name="T24">&lt;&lt;EOF</text:span></text:span></text:p>
      <text:p text:style-name="P19"><text:span text:style-name="Source_20_Text"><text:span text:style-name="T24">apiVersion: v1</text:span></text:span></text:p>
      <text:p text:style-name="P19"><text:span text:style-name="Source_20_Text"><text:span text:style-name="T24">kind: Secret</text:span></text:span></text:p>
      <text:p text:style-name="P19"><text:span text:style-name="Source_20_Text"><text:span text:style-name="T24">metadata:</text:span></text:span></text:p>
      <text:p text:style-name="P19"><text:span text:style-name="Source_20_Text"><text:span text:style-name="T26"><text:s text:c="2"/></text:span></text:span><text:span text:style-name="Source_20_Text"><text:span text:style-name="T24">name: mysecret</text:span></text:span></text:p>
      <text:p text:style-name="P19"><text:span text:style-name="Source_20_Text"><text:span text:style-name="T24">type: Opaque</text:span></text:span></text:p>
      <text:p text:style-name="P19"><text:span text:style-name="Source_20_Text"><text:span text:style-name="T24">data:</text:span></text:span></text:p>
      <text:p text:style-name="P19"><text:span text:style-name="Source_20_Text"><text:span text:style-name="T26"><text:s text:c="2"/></text:span></text:span><text:span text:style-name="Source_20_Text"><text:span text:style-name="T24">password: $(echo -n "s33msi4" | base64 -w0)</text:span></text:span></text:p>
      <text:p text:style-name="P19"><text:span text:style-name="Source_20_Text"><text:span text:style-name="T26"><text:s text:c="2"/></text:span></text:span><text:span text:style-name="Source_20_Text"><text:span text:style-name="T24">username: $(echo -n "jane" | base64 -w0)</text:span></text:span></text:p>
      <text:p text:style-name="P19"><text:span text:style-name="Source_20_Text"><text:span text:style-name="T24">EOF</text:span></text:span></text:p>
      <text:h text:style-name="P2" text:outline-level="2"><text:bookmark text:name="viewing-and-finding-resources"/>Viewing and finding resources</text:h>
      <text:p text:style-name="P4"><text:span text:style-name="Source_20_Text"><text:span text:style-name="T15"># Get commands with basic output</text:span></text:span></text:p>
      <text:p text:style-name="P19"><text:span text:style-name="Source_20_Text"><text:span text:style-name="T5">kubectl get services <text:s text:c="25"/></text:span></text:span><text:span text:style-name="Source_20_Text"><text:span text:style-name="T15"># List all services in the namespace</text:span></text:span></text:p>
      <text:p text:style-name="P19"><text:span text:style-name="Source_20_Text"><text:span text:style-name="T5">kubectl get pods --all-namespaces <text:s text:c="12"/></text:span></text:span><text:span text:style-name="Source_20_Text"><text:span text:style-name="T15"># List all pods in all namespaces</text:span></text:span></text:p>
      <text:p text:style-name="P19"><text:span text:style-name="Source_20_Text"><text:span text:style-name="T5">kubectl get pods -o wide <text:s text:c="21"/></text:span></text:span><text:span text:style-name="Source_20_Text"><text:span text:style-name="T15"># List all pods in the current namespace, with more details</text:span></text:span></text:p>
      <text:p text:style-name="P19"><text:span text:style-name="Source_20_Text"><text:span text:style-name="T5">kubectl get deployment my-dep <text:s text:c="16"/></text:span></text:span><text:span text:style-name="Source_20_Text"><text:span text:style-name="T15"># List a particular deployment</text:span></text:span></text:p>
      <text:p text:style-name="P19"><text:span text:style-name="Source_20_Text"><text:span text:style-name="T5">kubectl get pods <text:s text:c="29"/></text:span></text:span><text:span text:style-name="Source_20_Text"><text:span text:style-name="T15"># List all pods in the namespace</text:span></text:span></text:p>
      <text:p text:style-name="P19"><text:span text:style-name="Source_20_Text"><text:span text:style-name="T5">kubectl get pod my-pod -o yaml <text:s text:c="15"/></text:span></text:span><text:span text:style-name="Source_20_Text"><text:span text:style-name="T15"># Get a pod's YAML</text:span></text:span></text:p>
      <text:p text:style-name="P19"/>
      <text:p text:style-name="P19"><text:span text:style-name="Source_20_Text"><text:span text:style-name="T15"># Describe commands with verbose output</text:span></text:span></text:p>
      <text:p text:style-name="P19"><text:span text:style-name="Source_20_Text"><text:span text:style-name="T5">kubectl describe nodes my-node</text:span></text:span></text:p>
      <text:p text:style-name="P19"><text:span text:style-name="Source_20_Text"><text:span text:style-name="T5">kubectl describe pods my-pod</text:span></text:span></text:p>
      <text:p text:style-name="P19"/>
      <text:p text:style-name="P19"><text:span text:style-name="Source_20_Text"><text:span text:style-name="T15"># List Services Sorted by Name</text:span></text:span></text:p>
      <text:p text:style-name="P19"><text:span text:style-name="Source_20_Text"><text:span text:style-name="T5">kubectl get services --sort-by</text:span></text:span><text:span text:style-name="Source_20_Text"><text:span text:style-name="T18">=</text:span></text:span><text:span text:style-name="Source_20_Text"><text:span text:style-name="T5">.metadata.name</text:span></text:span></text:p>
      <text:p text:style-name="P19"/>
      <text:p text:style-name="P19"><text:span text:style-name="Source_20_Text"><text:span text:style-name="T15"># List pods Sorted by Restart Count</text:span></text:span></text:p>
      <text:p text:style-name="P19"><text:span text:style-name="Source_20_Text"><text:span text:style-name="T5">kubectl get pods --sort-by</text:span></text:span><text:span text:style-name="Source_20_Text"><text:span text:style-name="T18">=</text:span></text:span><text:span text:style-name="Source_20_Text"><text:span text:style-name="T24">'.status.containerStatuses[0].restartCount'</text:span></text:span></text:p>
      <text:p text:style-name="P19"/>
      <text:p text:style-name="P19"><text:span text:style-name="Source_20_Text"><text:span text:style-name="T15"># List PersistentVolumes sorted by capacity</text:span></text:span></text:p>
      <text:p text:style-name="P19"><text:span text:style-name="Source_20_Text"><text:span text:style-name="T5">kubectl get pv --sort-by</text:span></text:span><text:span text:style-name="Source_20_Text"><text:span text:style-name="T18">=</text:span></text:span><text:span text:style-name="Source_20_Text"><text:span text:style-name="T5">.spec.capacity.storage</text:span></text:span></text:p>
      <text:p text:style-name="P19"/>
      <text:p text:style-name="P19"><text:span text:style-name="Source_20_Text"><text:span text:style-name="T15"># Get the version label of all pods with label app=cassandra</text:span></text:span></text:p>
      <text:p text:style-name="P19"><text:span text:style-name="Source_20_Text"><text:span text:style-name="T5">kubectl get pods --selector</text:span></text:span><text:span text:style-name="Source_20_Text"><text:span text:style-name="T18">=</text:span></text:span><text:span text:style-name="Source_20_Text"><text:span text:style-name="T17">app</text:span></text:span><text:span text:style-name="Source_20_Text"><text:span text:style-name="T18">=</text:span></text:span><text:span text:style-name="Source_20_Text"><text:span text:style-name="T5">cassandra -o </text:span></text:span><text:span text:style-name="Source_20_Text"><text:span text:style-name="T27">\</text:span></text:span></text:p>
      <text:p text:style-name="P19"><text:span text:style-name="Source_20_Text"><text:span text:style-name="T12"><text:s text:c="2"/></text:span></text:span><text:span text:style-name="Source_20_Text"><text:span text:style-name="T17">jsonpath</text:span></text:span><text:span text:style-name="Source_20_Text"><text:span text:style-name="T18">=</text:span></text:span><text:span text:style-name="Source_20_Text"><text:span text:style-name="T24">'{.items[*].metadata.labels.version}'</text:span></text:span></text:p>
      <text:p text:style-name="P19"/>
      <text:p text:style-name="P19"><text:span text:style-name="Source_20_Text"><text:span text:style-name="T15"># Retrieve the value of a key with dots, e.g. 'ca.crt'</text:span></text:span></text:p>
      <text:p text:style-name="P19"><text:span text:style-name="Source_20_Text"><text:span text:style-name="T5">kubectl get configmap myconfig </text:span></text:span><text:span text:style-name="Source_20_Text"><text:span text:style-name="T27">\</text:span></text:span></text:p>
      <text:p text:style-name="P19"><text:span text:style-name="Source_20_Text"><text:span text:style-name="T12"><text:s text:c="2"/></text:span></text:span><text:span text:style-name="Source_20_Text"><text:span text:style-name="T5">-o </text:span></text:span><text:span text:style-name="Source_20_Text"><text:span text:style-name="T17">jsonpath</text:span></text:span><text:span text:style-name="Source_20_Text"><text:span text:style-name="T18">=</text:span></text:span><text:span text:style-name="Source_20_Text"><text:span text:style-name="T24">'{.data.ca\.crt}'</text:span></text:span></text:p>
      <text:p text:style-name="P19"/>
      <text:p text:style-name="P19"><text:span text:style-name="Source_20_Text"><text:span text:style-name="T15"># Retrieve a base64 encoded value with dashes instead of underscores.</text:span></text:span></text:p>
      <text:p text:style-name="P19"><text:span text:style-name="Source_20_Text"><text:span text:style-name="T5">kubectl get secret my-secret --template</text:span></text:span><text:span text:style-name="Source_20_Text"><text:span text:style-name="T18">=</text:span></text:span><text:span text:style-name="Source_20_Text"><text:span text:style-name="T24">'{{index .data "key-name-with-dashes"}}'</text:span></text:span></text:p>
      <text:p text:style-name="P19"/>
      <text:p text:style-name="P19"><text:span text:style-name="Source_20_Text"><text:span text:style-name="T15"># Get all worker nodes (use a selector to exclude results that have a label</text:span></text:span></text:p>
      <text:p text:style-name="P19"><text:span text:style-name="Source_20_Text"><text:span text:style-name="T15"># named 'node-role.kubernetes.io/control-plane')</text:span></text:span></text:p>
      <text:p text:style-name="P19"><text:span text:style-name="Source_20_Text"><text:span text:style-name="T5">kubectl get node --selector</text:span></text:span><text:span text:style-name="Source_20_Text"><text:span text:style-name="T18">=</text:span></text:span><text:span text:style-name="Source_20_Text"><text:span text:style-name="T24">'!node-role.kubernetes.io/control-plane'</text:span></text:span></text:p>
      <text:p text:style-name="P19"/>
      <text:p text:style-name="P19"><text:span text:style-name="Source_20_Text"><text:span text:style-name="T15"># Get all running pods in the namespace</text:span></text:span></text:p>
      <text:p text:style-name="P19"><text:soft-page-break/><text:span text:style-name="Source_20_Text"><text:span text:style-name="T5">kubectl get pods --field-selector</text:span></text:span><text:span text:style-name="Source_20_Text"><text:span text:style-name="T18">=</text:span></text:span><text:span text:style-name="Source_20_Text"><text:span text:style-name="T5">status.phase</text:span></text:span><text:span text:style-name="Source_20_Text"><text:span text:style-name="T18">=</text:span></text:span><text:span text:style-name="Source_20_Text"><text:span text:style-name="T5">Running</text:span></text:span></text:p>
      <text:p text:style-name="P19"/>
      <text:p text:style-name="P19"><text:span text:style-name="Source_20_Text"><text:span text:style-name="T15"># Get ExternalIPs of all nodes</text:span></text:span></text:p>
      <text:p text:style-name="P19"><text:span text:style-name="Source_20_Text"><text:span text:style-name="T5">kubectl get nodes -o </text:span></text:span><text:span text:style-name="Source_20_Text"><text:span text:style-name="T17">jsonpath</text:span></text:span><text:span text:style-name="Source_20_Text"><text:span text:style-name="T18">=</text:span></text:span><text:span text:style-name="Source_20_Text"><text:span text:style-name="T24">'{.items[*].status.addresses[?(@.type=="ExternalIP")].address}'</text:span></text:span></text:p>
      <text:p text:style-name="P19"/>
      <text:p text:style-name="P19"><text:span text:style-name="Source_20_Text"><text:span text:style-name="T15"># List Names of Pods that belong to Particular RC</text:span></text:span></text:p>
      <text:p text:style-name="P19"><text:span text:style-name="Source_20_Text"><text:span text:style-name="T15"># "jq" command useful for transformations that are too complex for jsonpath, it can be found at https://stedolan.github.io/jq/</text:span></text:span></text:p>
      <text:p text:style-name="P19"><text:span text:style-name="Source_20_Text"><text:span text:style-name="T17">sel</text:span></text:span><text:span text:style-name="Source_20_Text"><text:span text:style-name="T18">=</text:span></text:span><text:span text:style-name="Source_20_Text"><text:span text:style-name="T30">${</text:span></text:span><text:span text:style-name="Source_20_Text"><text:span text:style-name="T29">$(</text:span></text:span><text:span text:style-name="Source_20_Text"><text:span text:style-name="T5">kubectl get rc my-rc --output</text:span></text:span><text:span text:style-name="Source_20_Text"><text:span text:style-name="T18">=</text:span></text:span><text:span text:style-name="Source_20_Text"><text:span text:style-name="T5">json | jq -j </text:span></text:span><text:span text:style-name="Source_20_Text"><text:span text:style-name="T24">'.spec.selector | to_entries | .[] | "\(.key)=\(.value),"'</text:span></text:span><text:span text:style-name="Source_20_Text"><text:span text:style-name="T29">)</text:span></text:span><text:span text:style-name="Source_20_Text"><text:span text:style-name="T5">%?</text:span></text:span><text:span text:style-name="Source_20_Text"><text:span text:style-name="T30">}</text:span></text:span></text:p>
      <text:p text:style-name="P19"><text:span text:style-name="Source_20_Text"><text:span text:style-name="T28">echo</text:span></text:span><text:span text:style-name="Source_20_Text"><text:span text:style-name="T5"> </text:span></text:span><text:span text:style-name="Source_20_Text"><text:span text:style-name="T29">$(</text:span></text:span><text:span text:style-name="Source_20_Text"><text:span text:style-name="T5">kubectl get pods --selector</text:span></text:span><text:span text:style-name="Source_20_Text"><text:span text:style-name="T18">=</text:span></text:span><text:span text:style-name="Source_20_Text"><text:span text:style-name="T17">$sel</text:span></text:span><text:span text:style-name="Source_20_Text"><text:span text:style-name="T5"> --output</text:span></text:span><text:span text:style-name="Source_20_Text"><text:span text:style-name="T18">=</text:span></text:span><text:span text:style-name="Source_20_Text"><text:span text:style-name="T17">jsonpath</text:span></text:span><text:span text:style-name="Source_20_Text"><text:span text:style-name="T18">={</text:span></text:span><text:span text:style-name="Source_20_Text"><text:span text:style-name="T5">.items..metadata.name</text:span></text:span><text:span text:style-name="Source_20_Text"><text:span text:style-name="T18">}</text:span></text:span><text:span text:style-name="Source_20_Text"><text:span text:style-name="T29">)</text:span></text:span></text:p>
      <text:p text:style-name="P19"/>
      <text:p text:style-name="P19"><text:span text:style-name="Source_20_Text"><text:span text:style-name="T15"># Show labels for all pods (or any other Kubernetes object that supports labelling)</text:span></text:span></text:p>
      <text:p text:style-name="P19"><text:span text:style-name="Source_20_Text"><text:span text:style-name="T5">kubectl get pods --show-labels</text:span></text:span></text:p>
      <text:p text:style-name="P19"/>
      <text:p text:style-name="P19"><text:span text:style-name="Source_20_Text"><text:span text:style-name="T15"># Check which nodes are ready</text:span></text:span></text:p>
      <text:p text:style-name="P19"><text:span text:style-name="Source_20_Text"><text:span text:style-name="T17">JSONPATH</text:span></text:span><text:span text:style-name="Source_20_Text"><text:span text:style-name="T18">=</text:span></text:span><text:span text:style-name="Source_20_Text"><text:span text:style-name="T24">'{range .items[*]}{@.metadata.name}:{range @.status.conditions[*]}{@.type}={@.status};{end}{end}'</text:span></text:span><text:span text:style-name="Source_20_Text"><text:span text:style-name="T5"> </text:span></text:span><text:span text:style-name="Source_20_Text"><text:span text:style-name="T27">\</text:span></text:span></text:p>
      <text:p text:style-name="P19"><text:span text:style-name="Source_20_Text"><text:span text:style-name="T12"><text:s/></text:span></text:span><text:span text:style-name="Source_20_Text"><text:span text:style-name="T18">&amp;&amp;</text:span></text:span><text:span text:style-name="Source_20_Text"><text:span text:style-name="T5"> kubectl get nodes -o </text:span></text:span><text:span text:style-name="Source_20_Text"><text:span text:style-name="T17">jsonpath</text:span></text:span><text:span text:style-name="Source_20_Text"><text:span text:style-name="T18">=</text:span></text:span><text:span text:style-name="Source_20_Text"><text:span text:style-name="T24">"</text:span></text:span><text:span text:style-name="Source_20_Text"><text:span text:style-name="T17">$JSONPATH</text:span></text:span><text:span text:style-name="Source_20_Text"><text:span text:style-name="T24">"</text:span></text:span><text:span text:style-name="Source_20_Text"><text:span text:style-name="T5"> | grep </text:span></text:span><text:span text:style-name="Source_20_Text"><text:span text:style-name="T24">"Ready=True"</text:span></text:span></text:p>
      <text:p text:style-name="P19"/>
      <text:p text:style-name="P19"><text:span text:style-name="Source_20_Text"><text:span text:style-name="T15"># Output decoded secrets without external tools</text:span></text:span></text:p>
      <text:p text:style-name="P19"><text:span text:style-name="Source_20_Text"><text:span text:style-name="T5">kubectl get secret my-secret -o go-template</text:span></text:span><text:span text:style-name="Source_20_Text"><text:span text:style-name="T18">=</text:span></text:span><text:span text:style-name="Source_20_Text"><text:span text:style-name="T24">'{{range $k,$v := .data}}{{"### "}}{{$k}}{{"\n"}}{{$v|base64decode}}{{"\n\n"}}{{end}}'</text:span></text:span></text:p>
      <text:p text:style-name="P19"/>
      <text:p text:style-name="P19"><text:span text:style-name="Source_20_Text"><text:span text:style-name="T15"># List all Secrets currently in use by a pod</text:span></text:span></text:p>
      <text:p text:style-name="P19"><text:span text:style-name="Source_20_Text"><text:span text:style-name="T5">kubectl get pods -o json | jq </text:span></text:span><text:span text:style-name="Source_20_Text"><text:span text:style-name="T24">'.items[].spec.containers[].env[]?.valueFrom.secretKeyRef.name'</text:span></text:span><text:span text:style-name="Source_20_Text"><text:span text:style-name="T5"> | grep -v null | sort | uniq</text:span></text:span></text:p>
      <text:p text:style-name="P19"/>
      <text:p text:style-name="P19"><text:span text:style-name="Source_20_Text"><text:span text:style-name="T15"># List all containerIDs of initContainer of all pods</text:span></text:span></text:p>
      <text:p text:style-name="P19"><text:span text:style-name="Source_20_Text"><text:span text:style-name="T15"># Helpful when cleaning up stopped containers, while avoiding removal of initContainers.</text:span></text:span></text:p>
      <text:p text:style-name="P19"><text:span text:style-name="Source_20_Text"><text:span text:style-name="T5">kubectl get pods --all-namespaces -o </text:span></text:span><text:span text:style-name="Source_20_Text"><text:span text:style-name="T17">jsonpath</text:span></text:span><text:span text:style-name="Source_20_Text"><text:span text:style-name="T18">=</text:span></text:span><text:span text:style-name="Source_20_Text"><text:span text:style-name="T24">'{range .items[*].status.initContainerStatuses[*]}{.containerID}{"\n"}{end}'</text:span></text:span><text:span text:style-name="Source_20_Text"><text:span text:style-name="T5"> | cut -d/ -f3</text:span></text:span></text:p>
      <text:p text:style-name="P19"/>
      <text:p text:style-name="P19"><text:span text:style-name="Source_20_Text"><text:span text:style-name="T15"># List Events sorted by timestamp</text:span></text:span></text:p>
      <text:p text:style-name="P19"><text:span text:style-name="Source_20_Text"><text:span text:style-name="T5">kubectl get events --sort-by</text:span></text:span><text:span text:style-name="Source_20_Text"><text:span text:style-name="T18">=</text:span></text:span><text:span text:style-name="Source_20_Text"><text:span text:style-name="T5">.metadata.creationTimestamp</text:span></text:span></text:p>
      <text:p text:style-name="P19"/>
      <text:p text:style-name="P19"><text:span text:style-name="Source_20_Text"><text:span text:style-name="T15"># List all warning events</text:span></text:span></text:p>
      <text:p text:style-name="P19"><text:span text:style-name="Source_20_Text"><text:span text:style-name="T5">kubectl events --types</text:span></text:span><text:span text:style-name="Source_20_Text"><text:span text:style-name="T18">=</text:span></text:span><text:span text:style-name="Source_20_Text"><text:span text:style-name="T5">Warning</text:span></text:span></text:p>
      <text:p text:style-name="P19"/>
      <text:p text:style-name="P19"><text:span text:style-name="Source_20_Text"><text:span text:style-name="T15"># Compares the current state of the cluster against the state that the cluster would be in if the manifest was applied.</text:span></text:span></text:p>
      <text:p text:style-name="P19"><text:span text:style-name="Source_20_Text"><text:span text:style-name="T5">kubectl diff -f ./my-manifest.yaml</text:span></text:span></text:p>
      <text:p text:style-name="P19"/>
      <text:p text:style-name="P19"><text:span text:style-name="Source_20_Text"><text:span text:style-name="T15"># Produce a period-delimited tree of all keys returned for nodes</text:span></text:span></text:p>
      <text:p text:style-name="P19"><text:span text:style-name="Source_20_Text"><text:span text:style-name="T15"># Helpful when locating a key within a complex nested JSON structure</text:span></text:span></text:p>
      <text:p text:style-name="P19"><text:span text:style-name="Source_20_Text"><text:span text:style-name="T5">kubectl get nodes -o json | jq -c </text:span></text:span><text:span text:style-name="Source_20_Text"><text:span text:style-name="T24">'paths|join(".")'</text:span></text:span></text:p>
      <text:p text:style-name="P19"/>
      <text:p text:style-name="P19"><text:span text:style-name="Source_20_Text"><text:span text:style-name="T15"># Produce a period-delimited tree of all keys returned for pods, etc</text:span></text:span></text:p>
      <text:p text:style-name="P19"><text:span text:style-name="Source_20_Text"><text:span text:style-name="T5">kubectl get pods -o json | jq -c </text:span></text:span><text:span text:style-name="Source_20_Text"><text:span text:style-name="T24">'paths|join(".")'</text:span></text:span></text:p>
      <text:p text:style-name="P19"/>
      <text:p text:style-name="P19"><text:span text:style-name="Source_20_Text"><text:span text:style-name="T15"># Produce ENV for all pods, assuming you have a default container for the pods, default namespace and the `env` command is supported.</text:span></text:span></text:p>
      <text:p text:style-name="P19"><text:soft-page-break/><text:span text:style-name="Source_20_Text"><text:span text:style-name="T15"># Helpful when running any supported command across all pods, not just `env`</text:span></text:span></text:p>
      <text:p text:style-name="P19"><text:span text:style-name="Source_20_Text"><text:span text:style-name="T29">for</text:span></text:span><text:span text:style-name="Source_20_Text"><text:span text:style-name="T5"> pod in </text:span></text:span><text:span text:style-name="Source_20_Text"><text:span text:style-name="T29">$(</text:span></text:span><text:span text:style-name="Source_20_Text"><text:span text:style-name="T5">kubectl get po --output</text:span></text:span><text:span text:style-name="Source_20_Text"><text:span text:style-name="T18">=</text:span></text:span><text:span text:style-name="Source_20_Text"><text:span text:style-name="T17">jsonpath</text:span></text:span><text:span text:style-name="Source_20_Text"><text:span text:style-name="T18">={</text:span></text:span><text:span text:style-name="Source_20_Text"><text:span text:style-name="T5">.items..metadata.name</text:span></text:span><text:span text:style-name="Source_20_Text"><text:span text:style-name="T18">}</text:span></text:span><text:span text:style-name="Source_20_Text"><text:span text:style-name="T29">)</text:span></text:span><text:span text:style-name="Source_20_Text"><text:span text:style-name="T5">; </text:span></text:span><text:span text:style-name="Source_20_Text"><text:span text:style-name="T29">do</text:span></text:span><text:span text:style-name="Source_20_Text"><text:span text:style-name="T5"> </text:span></text:span><text:span text:style-name="Source_20_Text"><text:span text:style-name="T28">echo</text:span></text:span><text:span text:style-name="Source_20_Text"><text:span text:style-name="T5"> </text:span></text:span><text:span text:style-name="Source_20_Text"><text:span text:style-name="T17">$pod</text:span></text:span><text:span text:style-name="Source_20_Text"><text:span text:style-name="T5"> </text:span></text:span><text:span text:style-name="Source_20_Text"><text:span text:style-name="T18">&amp;&amp;</text:span></text:span><text:span text:style-name="Source_20_Text"><text:span text:style-name="T5"> kubectl </text:span></text:span><text:span text:style-name="Source_20_Text"><text:span text:style-name="T28">exec</text:span></text:span><text:span text:style-name="Source_20_Text"><text:span text:style-name="T5"> -it </text:span></text:span><text:span text:style-name="Source_20_Text"><text:span text:style-name="T17">$pod</text:span></text:span><text:span text:style-name="Source_20_Text"><text:span text:style-name="T5"> -- env; </text:span></text:span><text:span text:style-name="Source_20_Text"><text:span text:style-name="T29">done</text:span></text:span></text:p>
      <text:p text:style-name="P19"/>
      <text:p text:style-name="P19"><text:span text:style-name="Source_20_Text"><text:span text:style-name="T15"># Get a deployment's status subresource</text:span></text:span></text:p>
      <text:p text:style-name="P19"><text:span text:style-name="Source_20_Text"><text:span text:style-name="T5">kubectl get deployment nginx-deployment --subresource</text:span></text:span><text:span text:style-name="Source_20_Text"><text:span text:style-name="T18">=</text:span></text:span><text:span text:style-name="Source_20_Text"><text:span text:style-name="T5">status</text:span></text:span></text:p>
      <text:h text:style-name="P2" text:outline-level="2"><text:bookmark text:name="updating-resources"/>Updating resources</text:h>
      <text:p text:style-name="P4"><text:span text:style-name="Source_20_Text"><text:span text:style-name="T5">kubectl </text:span></text:span><text:span text:style-name="Source_20_Text"><text:span text:style-name="T28">set</text:span></text:span><text:span text:style-name="Source_20_Text"><text:span text:style-name="T5"> image deployment/frontend </text:span></text:span><text:span text:style-name="Source_20_Text"><text:span text:style-name="T17">www</text:span></text:span><text:span text:style-name="Source_20_Text"><text:span text:style-name="T18">=</text:span></text:span><text:span text:style-name="Source_20_Text"><text:span text:style-name="T5">image:v2 <text:s text:c="14"/></text:span></text:span><text:span text:style-name="Source_20_Text"><text:span text:style-name="T15"># Rolling update "www" containers of "frontend" deployment, updating the image</text:span></text:span></text:p>
      <text:p text:style-name="P19"><text:span text:style-name="Source_20_Text"><text:span text:style-name="T5">kubectl rollout </text:span></text:span><text:span text:style-name="Source_20_Text"><text:span text:style-name="T28">history</text:span></text:span><text:span text:style-name="Source_20_Text"><text:span text:style-name="T5"> deployment/frontend <text:s text:c="21"/></text:span></text:span><text:span text:style-name="Source_20_Text"><text:span text:style-name="T15"># Check the history of deployments including the revision</text:span></text:span></text:p>
      <text:p text:style-name="P19"><text:span text:style-name="Source_20_Text"><text:span text:style-name="T5">kubectl rollout undo deployment/frontend <text:s text:c="24"/></text:span></text:span><text:span text:style-name="Source_20_Text"><text:span text:style-name="T15"># Rollback to the previous deployment</text:span></text:span></text:p>
      <text:p text:style-name="P19"><text:span text:style-name="Source_20_Text"><text:span text:style-name="T5">kubectl rollout undo deployment/frontend --to-revision</text:span></text:span><text:span text:style-name="Source_20_Text"><text:span text:style-name="T18">=2</text:span></text:span><text:span text:style-name="Source_20_Text"><text:span text:style-name="T5"> <text:s text:c="8"/></text:span></text:span><text:span text:style-name="Source_20_Text"><text:span text:style-name="T15"># Rollback to a specific revision</text:span></text:span></text:p>
      <text:p text:style-name="P19"><text:span text:style-name="Source_20_Text"><text:span text:style-name="T5">kubectl rollout status -w deployment/frontend <text:s text:c="19"/></text:span></text:span><text:span text:style-name="Source_20_Text"><text:span text:style-name="T15"># Watch rolling update status of "frontend" deployment until completion</text:span></text:span></text:p>
      <text:p text:style-name="P19"><text:span text:style-name="Source_20_Text"><text:span text:style-name="T5">kubectl rollout restart deployment/frontend <text:s text:c="21"/></text:span></text:span><text:span text:style-name="Source_20_Text"><text:span text:style-name="T15"># Rolling restart of the "frontend" deployment</text:span></text:span></text:p>
      <text:p text:style-name="P19"/>
      <text:p text:style-name="P19"/>
      <text:p text:style-name="P19"><text:span text:style-name="Source_20_Text"><text:span text:style-name="T5">cat pod.json | kubectl replace -f - <text:s text:c="29"/></text:span></text:span><text:span text:style-name="Source_20_Text"><text:span text:style-name="T15"># Replace a pod based on the JSON passed into stdin</text:span></text:span></text:p>
      <text:p text:style-name="P19"/>
      <text:p text:style-name="P19"><text:span text:style-name="Source_20_Text"><text:span text:style-name="T15"># Force replace, delete and then re-create the resource. Will cause a service outage.</text:span></text:span></text:p>
      <text:p text:style-name="P19"><text:span text:style-name="Source_20_Text"><text:span text:style-name="T5">kubectl replace --force -f ./pod.json</text:span></text:span></text:p>
      <text:p text:style-name="P19"/>
      <text:p text:style-name="P19"><text:span text:style-name="Source_20_Text"><text:span text:style-name="T15"># Create a service for a replicated nginx, which serves on port 80 and connects to the containers on port 8000</text:span></text:span></text:p>
      <text:p text:style-name="P19"><text:span text:style-name="Source_20_Text"><text:span text:style-name="T5">kubectl expose rc nginx --port</text:span></text:span><text:span text:style-name="Source_20_Text"><text:span text:style-name="T18">=80</text:span></text:span><text:span text:style-name="Source_20_Text"><text:span text:style-name="T5"> --target-port</text:span></text:span><text:span text:style-name="Source_20_Text"><text:span text:style-name="T18">=8000</text:span></text:span></text:p>
      <text:p text:style-name="P19"/>
      <text:p text:style-name="P19"><text:span text:style-name="Source_20_Text"><text:span text:style-name="T15"># Update a single-container pod's image version (tag) to v4</text:span></text:span></text:p>
      <text:p text:style-name="P19"><text:span text:style-name="Source_20_Text"><text:span text:style-name="T5">kubectl get pod mypod -o yaml | sed </text:span></text:span><text:span text:style-name="Source_20_Text"><text:span text:style-name="T24">'s/\(image: myimage\):.*$/\1:v4/'</text:span></text:span><text:span text:style-name="Source_20_Text"><text:span text:style-name="T5"> | kubectl replace -f -</text:span></text:span></text:p>
      <text:p text:style-name="P19"/>
      <text:p text:style-name="P19"><text:span text:style-name="Source_20_Text"><text:span text:style-name="T5">kubectl label pods my-pod new-label</text:span></text:span><text:span text:style-name="Source_20_Text"><text:span text:style-name="T18">=</text:span></text:span><text:span text:style-name="Source_20_Text"><text:span text:style-name="T5">awesome <text:s text:c="21"/></text:span></text:span><text:span text:style-name="Source_20_Text"><text:span text:style-name="T15"># Add a Label</text:span></text:span></text:p>
      <text:p text:style-name="P19"><text:span text:style-name="Source_20_Text"><text:span text:style-name="T5">kubectl label pods my-pod new-label- <text:s text:c="28"/></text:span></text:span><text:span text:style-name="Source_20_Text"><text:span text:style-name="T15"># Remove a label</text:span></text:span></text:p>
      <text:p text:style-name="P19"><text:span text:style-name="Source_20_Text"><text:span text:style-name="T5">kubectl label pods my-pod new-label</text:span></text:span><text:span text:style-name="Source_20_Text"><text:span text:style-name="T18">=</text:span></text:span><text:span text:style-name="Source_20_Text"><text:span text:style-name="T5">new-value --overwrite <text:s text:c="7"/></text:span></text:span><text:span text:style-name="Source_20_Text"><text:span text:style-name="T15"># Overwrite an existing value</text:span></text:span></text:p>
      <text:p text:style-name="P19"><text:span text:style-name="Source_20_Text"><text:span text:style-name="T5">kubectl annotate pods my-pod icon-url</text:span></text:span><text:span text:style-name="Source_20_Text"><text:span text:style-name="T18">=</text:span></text:span><text:span text:style-name="Source_20_Text"><text:span text:style-name="T5">http://goo.gl/XXBTWq <text:s text:c="6"/></text:span></text:span><text:span text:style-name="Source_20_Text"><text:span text:style-name="T15"># Add an annotation</text:span></text:span></text:p>
      <text:p text:style-name="P19"><text:span text:style-name="Source_20_Text"><text:span text:style-name="T5">kubectl annotate pods my-pod icon- <text:s text:c="30"/></text:span></text:span><text:span text:style-name="Source_20_Text"><text:span text:style-name="T15"># Remove annotation</text:span></text:span></text:p>
      <text:p text:style-name="P19"><text:span text:style-name="Source_20_Text"><text:span text:style-name="T5">kubectl autoscale deployment foo --min</text:span></text:span><text:span text:style-name="Source_20_Text"><text:span text:style-name="T18">=2</text:span></text:span><text:span text:style-name="Source_20_Text"><text:span text:style-name="T5"> --max</text:span></text:span><text:span text:style-name="Source_20_Text"><text:span text:style-name="T18">=10</text:span></text:span><text:span text:style-name="Source_20_Text"><text:span text:style-name="T5"> <text:s text:c="15"/></text:span></text:span><text:span text:style-name="Source_20_Text"><text:span text:style-name="T15"># Auto scale a deployment "foo"</text:span></text:span></text:p>
      <text:h text:style-name="P2" text:outline-level="2"><text:bookmark text:name="patching-resources"/>Patching resources</text:h>
      <text:p text:style-name="P4"><text:span text:style-name="Source_20_Text"><text:span text:style-name="T15"># Partially update a node</text:span></text:span></text:p>
      <text:p text:style-name="P19"><text:span text:style-name="Source_20_Text"><text:span text:style-name="T5">kubectl patch node k8s-node-1 -p </text:span></text:span><text:span text:style-name="Source_20_Text"><text:span text:style-name="T24">'{"spec":{"unschedulable":true}}'</text:span></text:span></text:p>
      <text:p text:style-name="P19"/>
      <text:p text:style-name="P19"><text:span text:style-name="Source_20_Text"><text:span text:style-name="T15"># Update a container's image; spec.containers[*].name is required because it's a merge key</text:span></text:span></text:p>
      <text:p text:style-name="P19"><text:soft-page-break/><text:span text:style-name="Source_20_Text"><text:span text:style-name="T5">kubectl patch pod valid-pod -p </text:span></text:span><text:span text:style-name="Source_20_Text"><text:span text:style-name="T24">'{"spec":{"containers":[{"name":"kubernetes-serve-hostname","image":"new image"}]}}'</text:span></text:span></text:p>
      <text:p text:style-name="P19"/>
      <text:p text:style-name="P19"><text:span text:style-name="Source_20_Text"><text:span text:style-name="T15"># Update a container's image using a json patch with positional arrays</text:span></text:span></text:p>
      <text:p text:style-name="P19"><text:span text:style-name="Source_20_Text"><text:span text:style-name="T5">kubectl patch pod valid-pod --type</text:span></text:span><text:span text:style-name="Source_20_Text"><text:span text:style-name="T18">=</text:span></text:span><text:span text:style-name="Source_20_Text"><text:span text:style-name="T24">'json'</text:span></text:span><text:span text:style-name="Source_20_Text"><text:span text:style-name="T5"> -p</text:span></text:span><text:span text:style-name="Source_20_Text"><text:span text:style-name="T18">=</text:span></text:span><text:span text:style-name="Source_20_Text"><text:span text:style-name="T24">'[{"op": "replace", "path": "/spec/containers/0/image", "value":"new image"}]'</text:span></text:span></text:p>
      <text:p text:style-name="P19"/>
      <text:p text:style-name="P19"><text:span text:style-name="Source_20_Text"><text:span text:style-name="T15"># Disable a deployment livenessProbe using a json patch with positional arrays</text:span></text:span></text:p>
      <text:p text:style-name="P19"><text:span text:style-name="Source_20_Text"><text:span text:style-name="T5">kubectl patch deployment valid-deployment <text:s/>--type json <text:s text:c="2"/>-p</text:span></text:span><text:span text:style-name="Source_20_Text"><text:span text:style-name="T18">=</text:span></text:span><text:span text:style-name="Source_20_Text"><text:span text:style-name="T24">'[{"op": "remove", "path": "/spec/template/spec/containers/0/livenessProbe"}]'</text:span></text:span></text:p>
      <text:p text:style-name="P19"/>
      <text:p text:style-name="P19"><text:span text:style-name="Source_20_Text"><text:span text:style-name="T15"># Add a new element to a positional array</text:span></text:span></text:p>
      <text:p text:style-name="P19"><text:span text:style-name="Source_20_Text"><text:span text:style-name="T5">kubectl patch sa default --type</text:span></text:span><text:span text:style-name="Source_20_Text"><text:span text:style-name="T18">=</text:span></text:span><text:span text:style-name="Source_20_Text"><text:span text:style-name="T24">'json'</text:span></text:span><text:span text:style-name="Source_20_Text"><text:span text:style-name="T5"> -p</text:span></text:span><text:span text:style-name="Source_20_Text"><text:span text:style-name="T18">=</text:span></text:span><text:span text:style-name="Source_20_Text"><text:span text:style-name="T24">'[{"op": "add", "path": "/secrets/1", "value": {"name": "whatever" } }]'</text:span></text:span></text:p>
      <text:p text:style-name="P19"/>
      <text:p text:style-name="P19"><text:span text:style-name="Source_20_Text"><text:span text:style-name="T15"># Update a deployment's replica count by patching its scale subresource</text:span></text:span></text:p>
      <text:p text:style-name="P19"><text:span text:style-name="Source_20_Text"><text:span text:style-name="T5">kubectl patch deployment nginx-deployment --subresource</text:span></text:span><text:span text:style-name="Source_20_Text"><text:span text:style-name="T18">=</text:span></text:span><text:span text:style-name="Source_20_Text"><text:span text:style-name="T24">'scale'</text:span></text:span><text:span text:style-name="Source_20_Text"><text:span text:style-name="T5"> --type</text:span></text:span><text:span text:style-name="Source_20_Text"><text:span text:style-name="T18">=</text:span></text:span><text:span text:style-name="Source_20_Text"><text:span text:style-name="T24">'merge'</text:span></text:span><text:span text:style-name="Source_20_Text"><text:span text:style-name="T5"> -p </text:span></text:span><text:span text:style-name="Source_20_Text"><text:span text:style-name="T24">'{"spec":{"replicas":2}}'</text:span></text:span></text:p>
      <text:h text:style-name="P2" text:outline-level="2"><text:bookmark text:name="editing-resources"/>Editing resources</text:h>
      <text:p text:style-name="P9">Edit any API resource in your preferred editor.</text:p>
      <text:p text:style-name="P4"><text:span text:style-name="Source_20_Text"><text:span text:style-name="T5">kubectl edit svc/docker-registry <text:s text:c="21"/></text:span></text:span><text:span text:style-name="Source_20_Text"><text:span text:style-name="T15"># Edit the service named docker-registry</text:span></text:span></text:p>
      <text:p text:style-name="P19"><text:span text:style-name="Source_20_Text"><text:span text:style-name="T17">KUBE_EDITOR</text:span></text:span><text:span text:style-name="Source_20_Text"><text:span text:style-name="T18">=</text:span></text:span><text:span text:style-name="Source_20_Text"><text:span text:style-name="T24">"nano"</text:span></text:span><text:span text:style-name="Source_20_Text"><text:span text:style-name="T5"> kubectl edit svc/docker-registry <text:s text:c="2"/></text:span></text:span><text:span text:style-name="Source_20_Text"><text:span text:style-name="T15"># Use an alternative editor</text:span></text:span></text:p>
      <text:h text:style-name="P2" text:outline-level="2"><text:bookmark text:name="scaling-resources"/>Scaling resources</text:h>
      <text:p text:style-name="P4"><text:span text:style-name="Source_20_Text"><text:span text:style-name="T5">kubectl scale --replicas</text:span></text:span><text:span text:style-name="Source_20_Text"><text:span text:style-name="T18">=3</text:span></text:span><text:span text:style-name="Source_20_Text"><text:span text:style-name="T5"> rs/foo <text:s text:c="32"/></text:span></text:span><text:span text:style-name="Source_20_Text"><text:span text:style-name="T15"># Scale a replicaset named 'foo' to 3</text:span></text:span></text:p>
      <text:p text:style-name="P19"><text:span text:style-name="Source_20_Text"><text:span text:style-name="T5">kubectl scale --replicas</text:span></text:span><text:span text:style-name="Source_20_Text"><text:span text:style-name="T18">=3</text:span></text:span><text:span text:style-name="Source_20_Text"><text:span text:style-name="T5"> -f foo.yaml <text:s text:c="27"/></text:span></text:span><text:span text:style-name="Source_20_Text"><text:span text:style-name="T15"># Scale a resource specified in "foo.yaml" to 3</text:span></text:span></text:p>
      <text:p text:style-name="P19"><text:span text:style-name="Source_20_Text"><text:span text:style-name="T5">kubectl scale --current-replicas</text:span></text:span><text:span text:style-name="Source_20_Text"><text:span text:style-name="T18">=2</text:span></text:span><text:span text:style-name="Source_20_Text"><text:span text:style-name="T5"> --replicas</text:span></text:span><text:span text:style-name="Source_20_Text"><text:span text:style-name="T18">=3</text:span></text:span><text:span text:style-name="Source_20_Text"><text:span text:style-name="T5"> deployment/mysql <text:s/></text:span></text:span><text:span text:style-name="Source_20_Text"><text:span text:style-name="T15"># If the deployment named mysql's current size is 2, scale mysql to 3</text:span></text:span></text:p>
      <text:p text:style-name="P19"><text:span text:style-name="Source_20_Text"><text:span text:style-name="T5">kubectl scale --replicas</text:span></text:span><text:span text:style-name="Source_20_Text"><text:span text:style-name="T18">=5</text:span></text:span><text:span text:style-name="Source_20_Text"><text:span text:style-name="T5"> rc/foo rc/bar rc/baz <text:s text:c="18"/></text:span></text:span><text:span text:style-name="Source_20_Text"><text:span text:style-name="T15"># Scale multiple replication controllers</text:span></text:span></text:p>
      <text:h text:style-name="P2" text:outline-level="2"><text:bookmark text:name="deleting-resources"/>Deleting resources</text:h>
      <text:p text:style-name="P4"><text:span text:style-name="Source_20_Text"><text:span text:style-name="T5">kubectl delete -f ./pod.json <text:s text:c="37"/></text:span></text:span><text:span text:style-name="Source_20_Text"><text:span text:style-name="T15"># Delete a pod using the type and name specified in pod.json</text:span></text:span></text:p>
      <text:p text:style-name="P19"><text:span text:style-name="Source_20_Text"><text:span text:style-name="T5">kubectl delete pod unwanted --now <text:s text:c="32"/></text:span></text:span><text:span text:style-name="Source_20_Text"><text:span text:style-name="T15"># Delete a pod with no grace period</text:span></text:span></text:p>
      <text:p text:style-name="P19"><text:span text:style-name="Source_20_Text"><text:span text:style-name="T5">kubectl delete pod,service baz foo <text:s text:c="31"/></text:span></text:span><text:span text:style-name="Source_20_Text"><text:span text:style-name="T15"># Delete pods and services with same names "baz" and "foo"</text:span></text:span></text:p>
      <text:p text:style-name="P19"><text:span text:style-name="Source_20_Text"><text:span text:style-name="T5">kubectl delete pods,services -l </text:span></text:span><text:span text:style-name="Source_20_Text"><text:span text:style-name="T17">name</text:span></text:span><text:span text:style-name="Source_20_Text"><text:span text:style-name="T18">=</text:span></text:span><text:span text:style-name="Source_20_Text"><text:span text:style-name="T5">myLabel <text:s text:c="21"/></text:span></text:span><text:span text:style-name="Source_20_Text"><text:span text:style-name="T15"># Delete pods and services with label name=myLabel</text:span></text:span></text:p>
      <text:p text:style-name="P19"><text:span text:style-name="Source_20_Text"><text:span text:style-name="T5">kubectl -n my-ns delete pod,svc --all <text:s text:c="28"/></text:span></text:span><text:span text:style-name="Source_20_Text"><text:span text:style-name="T15"># Delete all pods and services in namespace my-ns,</text:span></text:span></text:p>
      <text:p text:style-name="P19"><text:span text:style-name="Source_20_Text"><text:span text:style-name="T15"># Delete all pods matching the awk pattern1 or pattern2</text:span></text:span></text:p>
      <text:p text:style-name="P19"><text:span text:style-name="Source_20_Text"><text:span text:style-name="T5">kubectl get pods <text:s/>-n mynamespace --no-headers</text:span></text:span><text:span text:style-name="Source_20_Text"><text:span text:style-name="T18">=</text:span></text:span><text:span text:style-name="Source_20_Text"><text:span text:style-name="T28">true</text:span></text:span><text:span text:style-name="Source_20_Text"><text:span text:style-name="T5"> | awk </text:span></text:span><text:span text:style-name="Source_20_Text"><text:span text:style-name="T24">'/pattern1|pattern2/{print $1}'</text:span></text:span><text:span text:style-name="Source_20_Text"><text:span text:style-name="T5"> | xargs <text:s/>kubectl delete -n mynamespace pod</text:span></text:span></text:p>
      <text:h text:style-name="P2" text:outline-level="2"><text:bookmark text:name="interacting-with-running-pods"/><text:soft-page-break/>Interacting with running Pods</text:h>
      <text:p text:style-name="P4"><text:span text:style-name="Source_20_Text"><text:span text:style-name="T5">kubectl logs my-pod <text:s text:c="32"/></text:span></text:span><text:span text:style-name="Source_20_Text"><text:span text:style-name="T15"># dump pod logs (stdout)</text:span></text:span></text:p>
      <text:p text:style-name="P19"><text:span text:style-name="Source_20_Text"><text:span text:style-name="T5">kubectl logs -l </text:span></text:span><text:span text:style-name="Source_20_Text"><text:span text:style-name="T17">name</text:span></text:span><text:span text:style-name="Source_20_Text"><text:span text:style-name="T18">=</text:span></text:span><text:span text:style-name="Source_20_Text"><text:span text:style-name="T5">myLabel <text:s text:c="23"/></text:span></text:span><text:span text:style-name="Source_20_Text"><text:span text:style-name="T15"># dump pod logs, with label name=myLabel (stdout)</text:span></text:span></text:p>
      <text:p text:style-name="P19"><text:span text:style-name="Source_20_Text"><text:span text:style-name="T5">kubectl logs my-pod --previous <text:s text:c="21"/></text:span></text:span><text:span text:style-name="Source_20_Text"><text:span text:style-name="T15"># dump pod logs (stdout) for a previous instantiation of a container</text:span></text:span></text:p>
      <text:p text:style-name="P19"><text:span text:style-name="Source_20_Text"><text:span text:style-name="T5">kubectl logs my-pod -c my-container <text:s text:c="16"/></text:span></text:span><text:span text:style-name="Source_20_Text"><text:span text:style-name="T15"># dump pod container logs (stdout, multi-container case)</text:span></text:span></text:p>
      <text:p text:style-name="P19"><text:span text:style-name="Source_20_Text"><text:span text:style-name="T5">kubectl logs -l </text:span></text:span><text:span text:style-name="Source_20_Text"><text:span text:style-name="T17">name</text:span></text:span><text:span text:style-name="Source_20_Text"><text:span text:style-name="T18">=</text:span></text:span><text:span text:style-name="Source_20_Text"><text:span text:style-name="T5">myLabel -c my-container <text:s text:c="7"/></text:span></text:span><text:span text:style-name="Source_20_Text"><text:span text:style-name="T15"># dump pod logs, with label name=myLabel (stdout)</text:span></text:span></text:p>
      <text:p text:style-name="P19"><text:span text:style-name="Source_20_Text"><text:span text:style-name="T5">kubectl logs my-pod -c my-container --previous <text:s text:c="5"/></text:span></text:span><text:span text:style-name="Source_20_Text"><text:span text:style-name="T15"># dump pod container logs (stdout, multi-container case) for a previous instantiation of a container</text:span></text:span></text:p>
      <text:p text:style-name="P19"><text:span text:style-name="Source_20_Text"><text:span text:style-name="T5">kubectl logs -f my-pod <text:s text:c="29"/></text:span></text:span><text:span text:style-name="Source_20_Text"><text:span text:style-name="T15"># stream pod logs (stdout)</text:span></text:span></text:p>
      <text:p text:style-name="P19"><text:span text:style-name="Source_20_Text"><text:span text:style-name="T5">kubectl logs -f my-pod -c my-container <text:s text:c="13"/></text:span></text:span><text:span text:style-name="Source_20_Text"><text:span text:style-name="T15"># stream pod container logs (stdout, multi-container case)</text:span></text:span></text:p>
      <text:p text:style-name="P19"><text:span text:style-name="Source_20_Text"><text:span text:style-name="T5">kubectl logs -f -l </text:span></text:span><text:span text:style-name="Source_20_Text"><text:span text:style-name="T17">name</text:span></text:span><text:span text:style-name="Source_20_Text"><text:span text:style-name="T18">=</text:span></text:span><text:span text:style-name="Source_20_Text"><text:span text:style-name="T5">myLabel --all-containers <text:s text:c="3"/></text:span></text:span><text:span text:style-name="Source_20_Text"><text:span text:style-name="T15"># stream all pods logs with label name=myLabel (stdout)</text:span></text:span></text:p>
      <text:p text:style-name="P19"><text:span text:style-name="Source_20_Text"><text:span text:style-name="T5">kubectl run -i --tty busybox --image</text:span></text:span><text:span text:style-name="Source_20_Text"><text:span text:style-name="T18">=</text:span></text:span><text:span text:style-name="Source_20_Text"><text:span text:style-name="T5">busybox:1.28 -- sh <text:s/></text:span></text:span><text:span text:style-name="Source_20_Text"><text:span text:style-name="T15"># Run pod as interactive shell</text:span></text:span></text:p>
      <text:p text:style-name="P19"><text:span text:style-name="Source_20_Text"><text:span text:style-name="T5">kubectl run nginx --image</text:span></text:span><text:span text:style-name="Source_20_Text"><text:span text:style-name="T18">=</text:span></text:span><text:span text:style-name="Source_20_Text"><text:span text:style-name="T5">nginx -n mynamespace <text:s text:c="5"/></text:span></text:span><text:span text:style-name="Source_20_Text"><text:span text:style-name="T15"># Start a single instance of nginx pod in the namespace of mynamespace</text:span></text:span></text:p>
      <text:p text:style-name="P19"><text:span text:style-name="Source_20_Text"><text:span text:style-name="T5">kubectl run nginx --image</text:span></text:span><text:span text:style-name="Source_20_Text"><text:span text:style-name="T18">=</text:span></text:span><text:span text:style-name="Source_20_Text"><text:span text:style-name="T5">nginx --dry-run</text:span></text:span><text:span text:style-name="Source_20_Text"><text:span text:style-name="T18">=</text:span></text:span><text:span text:style-name="Source_20_Text"><text:span text:style-name="T5">client -o yaml &gt; pod.yaml</text:span></text:span></text:p>
      <text:p text:style-name="P19"><text:span text:style-name="Source_20_Text"><text:span text:style-name="T12"><text:s text:c="52"/></text:span></text:span><text:span text:style-name="Source_20_Text"><text:span text:style-name="T15"># Generate spec for running pod nginx and write it into a file called pod.yaml</text:span></text:span></text:p>
      <text:p text:style-name="P19"><text:span text:style-name="Source_20_Text"><text:span text:style-name="T5">kubectl attach my-pod -i <text:s text:c="27"/></text:span></text:span><text:span text:style-name="Source_20_Text"><text:span text:style-name="T15"># Attach to Running Container</text:span></text:span></text:p>
      <text:p text:style-name="P19"><text:span text:style-name="Source_20_Text"><text:span text:style-name="T5">kubectl port-forward my-pod 5000:6000 <text:s text:c="14"/></text:span></text:span><text:span text:style-name="Source_20_Text"><text:span text:style-name="T15"># Listen on port 5000 on the local machine and forward to port 6000 on my-pod</text:span></text:span></text:p>
      <text:p text:style-name="P19"><text:span text:style-name="Source_20_Text"><text:span text:style-name="T5">kubectl </text:span></text:span><text:span text:style-name="Source_20_Text"><text:span text:style-name="T28">exec</text:span></text:span><text:span text:style-name="Source_20_Text"><text:span text:style-name="T5"> my-pod -- ls / <text:s text:c="24"/></text:span></text:span><text:span text:style-name="Source_20_Text"><text:span text:style-name="T15"># Run command in existing pod (1 container case)</text:span></text:span></text:p>
      <text:p text:style-name="P19"><text:span text:style-name="Source_20_Text"><text:span text:style-name="T5">kubectl </text:span></text:span><text:span text:style-name="Source_20_Text"><text:span text:style-name="T28">exec</text:span></text:span><text:span text:style-name="Source_20_Text"><text:span text:style-name="T5"> --stdin --tty my-pod -- /bin/sh <text:s text:c="7"/></text:span></text:span><text:span text:style-name="Source_20_Text"><text:span text:style-name="T15"># Interactive shell access to a running pod (1 container case)</text:span></text:span></text:p>
      <text:p text:style-name="P19"><text:span text:style-name="Source_20_Text"><text:span text:style-name="T5">kubectl </text:span></text:span><text:span text:style-name="Source_20_Text"><text:span text:style-name="T28">exec</text:span></text:span><text:span text:style-name="Source_20_Text"><text:span text:style-name="T5"> my-pod -c my-container -- ls / <text:s text:c="8"/></text:span></text:span><text:span text:style-name="Source_20_Text"><text:span text:style-name="T15"># Run command in existing pod (multi-container case)</text:span></text:span></text:p>
      <text:p text:style-name="P19"><text:span text:style-name="Source_20_Text"><text:span text:style-name="T5">kubectl top pod POD_NAME --containers <text:s text:c="14"/></text:span></text:span><text:span text:style-name="Source_20_Text"><text:span text:style-name="T15"># Show metrics for a given pod and its containers</text:span></text:span></text:p>
      <text:p text:style-name="P19"><text:span text:style-name="Source_20_Text"><text:span text:style-name="T5">kubectl top pod POD_NAME --sort-by</text:span></text:span><text:span text:style-name="Source_20_Text"><text:span text:style-name="T18">=</text:span></text:span><text:span text:style-name="Source_20_Text"><text:span text:style-name="T5">cpu <text:s text:c="13"/></text:span></text:span><text:span text:style-name="Source_20_Text"><text:span text:style-name="T15"># Show metrics for a given pod and sort it by 'cpu' or 'memory'</text:span></text:span></text:p>
      <text:h text:style-name="P2" text:outline-level="2"><text:bookmark text:name="copying-files-and-directories-to-and-from-containers"/>Copying files and directories to and from containers</text:h>
      <text:p text:style-name="P4"><text:span text:style-name="Source_20_Text"><text:span text:style-name="T5">kubectl cp /tmp/foo_dir my-pod:/tmp/bar_dir <text:s text:c="11"/></text:span></text:span><text:span text:style-name="Source_20_Text"><text:span text:style-name="T15"># Copy /tmp/foo_dir local directory to /tmp/bar_dir in a remote pod in the current namespace</text:span></text:span></text:p>
      <text:p text:style-name="P19"><text:span text:style-name="Source_20_Text"><text:span text:style-name="T5">kubectl cp /tmp/foo my-pod:/tmp/bar -c my-container <text:s text:c="3"/></text:span></text:span><text:span text:style-name="Source_20_Text"><text:span text:style-name="T15"># Copy /tmp/foo local file to /tmp/bar in a remote pod in a specific container</text:span></text:span></text:p>
      <text:p text:style-name="P19"><text:span text:style-name="Source_20_Text"><text:span text:style-name="T5">kubectl cp /tmp/foo my-namespace/my-pod:/tmp/bar <text:s text:c="6"/></text:span></text:span><text:span text:style-name="Source_20_Text"><text:span text:style-name="T15"># Copy /tmp/foo local file to /tmp/bar in a remote pod in namespace my-namespace</text:span></text:span></text:p>
      <text:p text:style-name="P19"><text:span text:style-name="Source_20_Text"><text:span text:style-name="T5">kubectl cp my-namespace/my-pod:/tmp/foo /tmp/bar <text:s text:c="6"/></text:span></text:span><text:span text:style-name="Source_20_Text"><text:span text:style-name="T15"># Copy /tmp/foo from a remote pod to /tmp/bar locally</text:span></text:span></text:p>
      <text:p text:style-name="P7"><text:soft-page-break/><text:span text:style-name="Strong_20_Emphasis"><text:span text:style-name="T32">Note:</text:span></text:span><text:span text:style-name="T31"> </text:span><text:span text:style-name="Source_20_Text"><text:span text:style-name="T33">kubectl cp</text:span></text:span><text:span text:style-name="T31"> requires that the 'tar' binary is present in your container image. If 'tar' is not present, </text:span><text:span text:style-name="Source_20_Text"><text:span text:style-name="T33">kubectl cp</text:span></text:span><text:span text:style-name="T31"> will fail. For advanced use cases, such as symlinks, wildcard expansion or file mode preservation consider using </text:span><text:span text:style-name="Source_20_Text"><text:span text:style-name="T33">kubectl exec</text:span></text:span><text:span text:style-name="T31">.</text:span></text:p>
      <text:p text:style-name="P4"><text:span text:style-name="Source_20_Text"><text:span text:style-name="T5">tar cf - /tmp/foo | kubectl </text:span></text:span><text:span text:style-name="Source_20_Text"><text:span text:style-name="T28">exec</text:span></text:span><text:span text:style-name="Source_20_Text"><text:span text:style-name="T5"> -i -n my-namespace my-pod -- tar xf - -C /tmp/bar <text:s text:c="10"/></text:span></text:span><text:span text:style-name="Source_20_Text"><text:span text:style-name="T15"># Copy /tmp/foo local file to /tmp/bar in a remote pod in namespace my-namespace</text:span></text:span></text:p>
      <text:p text:style-name="P19"><text:span text:style-name="Source_20_Text"><text:span text:style-name="T5">kubectl </text:span></text:span><text:span text:style-name="Source_20_Text"><text:span text:style-name="T28">exec</text:span></text:span><text:span text:style-name="Source_20_Text"><text:span text:style-name="T5"> -n my-namespace my-pod -- tar cf - /tmp/foo | tar xf - -C /tmp/bar <text:s text:c="3"/></text:span></text:span><text:span text:style-name="Source_20_Text"><text:span text:style-name="T15"># Copy /tmp/foo from a remote pod to /tmp/bar locally</text:span></text:span></text:p>
      <text:h text:style-name="P2" text:outline-level="2"><text:bookmark text:name="interacting-with-deployments-and-services"/>Interacting with Deployments and Services</text:h>
      <text:p text:style-name="P4"><text:span text:style-name="Source_20_Text"><text:span text:style-name="T5">kubectl logs deploy/my-deployment <text:s text:c="24"/></text:span></text:span><text:span text:style-name="Source_20_Text"><text:span text:style-name="T15"># dump Pod logs for a Deployment (single-container case)</text:span></text:span></text:p>
      <text:p text:style-name="P19"><text:span text:style-name="Source_20_Text"><text:span text:style-name="T5">kubectl logs deploy/my-deployment -c my-container <text:s text:c="8"/></text:span></text:span><text:span text:style-name="Source_20_Text"><text:span text:style-name="T15"># dump Pod logs for a Deployment (multi-container case)</text:span></text:span></text:p>
      <text:p text:style-name="P19"/>
      <text:p text:style-name="P19"><text:span text:style-name="Source_20_Text"><text:span text:style-name="T5">kubectl port-forward svc/my-service </text:span></text:span><text:span text:style-name="Source_20_Text"><text:span text:style-name="T18">5000</text:span></text:span><text:span text:style-name="Source_20_Text"><text:span text:style-name="T5"> <text:s text:c="17"/></text:span></text:span><text:span text:style-name="Source_20_Text"><text:span text:style-name="T15"># listen on local port 5000 and forward to port 5000 on Service backend</text:span></text:span></text:p>
      <text:p text:style-name="P19"><text:span text:style-name="Source_20_Text"><text:span text:style-name="T5">kubectl port-forward svc/my-service 5000:my-service-port <text:s/></text:span></text:span><text:span text:style-name="Source_20_Text"><text:span text:style-name="T15"># listen on local port 5000 and forward to Service target port with name &lt;my-service-port&gt;</text:span></text:span></text:p>
      <text:p text:style-name="P19"/>
      <text:p text:style-name="P19"><text:span text:style-name="Source_20_Text"><text:span text:style-name="T5">kubectl port-forward deploy/my-deployment 5000:6000 <text:s text:c="6"/></text:span></text:span><text:span text:style-name="Source_20_Text"><text:span text:style-name="T15"># listen on local port 5000 and forward to port 6000 on a Pod created by &lt;my-deployment&gt;</text:span></text:span></text:p>
      <text:p text:style-name="P19"><text:span text:style-name="Source_20_Text"><text:span text:style-name="T5">kubectl </text:span></text:span><text:span text:style-name="Source_20_Text"><text:span text:style-name="T28">exec</text:span></text:span><text:span text:style-name="Source_20_Text"><text:span text:style-name="T5"> deploy/my-deployment -- ls <text:s text:c="18"/></text:span></text:span><text:span text:style-name="Source_20_Text"><text:span text:style-name="T15"># run command in first Pod and first container in Deployment (single- or multi-container cases)</text:span></text:span></text:p>
      <text:h text:style-name="P2" text:outline-level="2"><text:bookmark text:name="interacting-with-nodes-and-cluster"/>Interacting with Nodes and cluster</text:h>
      <text:p text:style-name="P4"><text:span text:style-name="Source_20_Text"><text:span text:style-name="T5">kubectl cordon my-node <text:s text:c="47"/></text:span></text:span><text:span text:style-name="Source_20_Text"><text:span text:style-name="T15"># Mark my-node as unschedulable</text:span></text:span></text:p>
      <text:p text:style-name="P19"><text:span text:style-name="Source_20_Text"><text:span text:style-name="T5">kubectl drain my-node <text:s text:c="48"/></text:span></text:span><text:span text:style-name="Source_20_Text"><text:span text:style-name="T15"># Drain my-node in preparation for maintenance</text:span></text:span></text:p>
      <text:p text:style-name="P19"><text:span text:style-name="Source_20_Text"><text:span text:style-name="T5">kubectl uncordon my-node <text:s text:c="45"/></text:span></text:span><text:span text:style-name="Source_20_Text"><text:span text:style-name="T15"># Mark my-node as schedulable</text:span></text:span></text:p>
      <text:p text:style-name="P19"><text:span text:style-name="Source_20_Text"><text:span text:style-name="T5">kubectl top node my-node <text:s text:c="45"/></text:span></text:span><text:span text:style-name="Source_20_Text"><text:span text:style-name="T15"># Show metrics for a given node</text:span></text:span></text:p>
      <text:p text:style-name="P19"><text:span text:style-name="Source_20_Text"><text:span text:style-name="T5">kubectl cluster-info <text:s text:c="49"/></text:span></text:span><text:span text:style-name="Source_20_Text"><text:span text:style-name="T15"># Display addresses of the master and services</text:span></text:span></text:p>
      <text:p text:style-name="P19"><text:span text:style-name="Source_20_Text"><text:span text:style-name="T5">kubectl cluster-info dump <text:s text:c="44"/></text:span></text:span><text:span text:style-name="Source_20_Text"><text:span text:style-name="T15"># Dump current cluster state to stdout</text:span></text:span></text:p>
      <text:p text:style-name="P19"><text:span text:style-name="Source_20_Text"><text:span text:style-name="T5">kubectl cluster-info dump --output-directory</text:span></text:span><text:span text:style-name="Source_20_Text"><text:span text:style-name="T18">=</text:span></text:span><text:span text:style-name="Source_20_Text"><text:span text:style-name="T5">/path/to/cluster-state <text:s text:c="2"/></text:span></text:span><text:span text:style-name="Source_20_Text"><text:span text:style-name="T15"># Dump current cluster state to /path/to/cluster-state</text:span></text:span></text:p>
      <text:p text:style-name="P19"/>
      <text:p text:style-name="P19"><text:span text:style-name="Source_20_Text"><text:span text:style-name="T15"># View existing taints on which exist on current nodes.</text:span></text:span></text:p>
      <text:p text:style-name="P19"><text:span text:style-name="Source_20_Text"><text:span text:style-name="T5">kubectl get nodes -o</text:span></text:span><text:span text:style-name="Source_20_Text"><text:span text:style-name="T18">=</text:span></text:span><text:span text:style-name="Source_20_Text"><text:span text:style-name="T24">'custom-columns=NodeName:.metadata.name,TaintKey:.spec.taints[*].key,TaintValue:.spec.taints[*].value,TaintEffect:.spec.taints[*].effect'</text:span></text:span></text:p>
      <text:p text:style-name="P19"/>
      <text:p text:style-name="P19"><text:span text:style-name="Source_20_Text"><text:span text:style-name="T15"># If a taint with that key and effect already exists, its value is replaced as specified.</text:span></text:span></text:p>
      <text:p text:style-name="P19"><text:span text:style-name="Source_20_Text"><text:span text:style-name="T5">kubectl taint nodes foo </text:span></text:span><text:span text:style-name="Source_20_Text"><text:span text:style-name="T17">dedicated</text:span></text:span><text:span text:style-name="Source_20_Text"><text:span text:style-name="T18">=</text:span></text:span><text:span text:style-name="Source_20_Text"><text:span text:style-name="T5">special-user:NoSchedule</text:span></text:span></text:p>
      <text:h text:style-name="P3" text:outline-level="3"><text:bookmark text:name="resource-types"/><text:soft-page-break/>Resource types</text:h>
      <text:p text:style-name="P8"><text:span text:style-name="T3">List all supported resource types along with their shortnames, </text:span><text:a xlink:type="simple" xlink:href="https://kubernetes.io/docs/concepts/overview/kubernetes-api/#api-groups-and-versioning" text:style-name="Internet_20_link" text:visited-style-name="Visited_20_Internet_20_Link"><text:span text:style-name="T14">API group</text:span></text:a><text:span text:style-name="T3">, whether they are </text:span><text:a xlink:type="simple" xlink:href="https://kubernetes.io/docs/concepts/overview/working-with-objects/namespaces" text:style-name="Internet_20_link" text:visited-style-name="Visited_20_Internet_20_Link"><text:span text:style-name="T14">namespaced</text:span></text:a><text:span text:style-name="T3">, and </text:span><text:a xlink:type="simple" xlink:href="https://kubernetes.io/docs/concepts/overview/working-with-objects/" text:style-name="Internet_20_link" text:visited-style-name="Visited_20_Internet_20_Link"><text:span text:style-name="T14">kind</text:span></text:a><text:span text:style-name="T3">:</text:span></text:p>
      <text:p text:style-name="P4"><text:span text:style-name="Source_20_Text"><text:span text:style-name="T5">kubectl api-resources</text:span></text:span></text:p>
      <text:p text:style-name="P9">Other operations for exploring API resources:</text:p>
      <text:p text:style-name="P4"><text:span text:style-name="Source_20_Text"><text:span text:style-name="T5">kubectl api-resources --namespaced</text:span></text:span><text:span text:style-name="Source_20_Text"><text:span text:style-name="T18">=</text:span></text:span><text:span text:style-name="Source_20_Text"><text:span text:style-name="T28">true</text:span></text:span><text:span text:style-name="Source_20_Text"><text:span text:style-name="T5"> <text:s text:c="5"/></text:span></text:span><text:span text:style-name="Source_20_Text"><text:span text:style-name="T15"># All namespaced resources</text:span></text:span></text:p>
      <text:p text:style-name="P19"><text:span text:style-name="Source_20_Text"><text:span text:style-name="T5">kubectl api-resources --namespaced</text:span></text:span><text:span text:style-name="Source_20_Text"><text:span text:style-name="T18">=</text:span></text:span><text:span text:style-name="Source_20_Text"><text:span text:style-name="T28">false</text:span></text:span><text:span text:style-name="Source_20_Text"><text:span text:style-name="T5"> <text:s text:c="4"/></text:span></text:span><text:span text:style-name="Source_20_Text"><text:span text:style-name="T15"># All non-namespaced resources</text:span></text:span></text:p>
      <text:p text:style-name="P19"><text:span text:style-name="Source_20_Text"><text:span text:style-name="T5">kubectl api-resources -o name <text:s text:c="15"/></text:span></text:span><text:span text:style-name="Source_20_Text"><text:span text:style-name="T15"># All resources with simple output (only the resource name)</text:span></text:span></text:p>
      <text:p text:style-name="P19"><text:span text:style-name="Source_20_Text"><text:span text:style-name="T5">kubectl api-resources -o wide <text:s text:c="15"/></text:span></text:span><text:span text:style-name="Source_20_Text"><text:span text:style-name="T15"># All resources with expanded (aka "wide") output</text:span></text:span></text:p>
      <text:p text:style-name="P19"><text:span text:style-name="Source_20_Text"><text:span text:style-name="T5">kubectl api-resources --verbs</text:span></text:span><text:span text:style-name="Source_20_Text"><text:span text:style-name="T18">=</text:span></text:span><text:span text:style-name="Source_20_Text"><text:span text:style-name="T5">list,get <text:s text:c="6"/></text:span></text:span><text:span text:style-name="Source_20_Text"><text:span text:style-name="T15"># All resources that support the "list" and "get" request verbs</text:span></text:span></text:p>
      <text:p text:style-name="P19"><text:span text:style-name="Source_20_Text"><text:span text:style-name="T5">kubectl api-resources --api-group</text:span></text:span><text:span text:style-name="Source_20_Text"><text:span text:style-name="T18">=</text:span></text:span><text:span text:style-name="Source_20_Text"><text:span text:style-name="T5">extensions </text:span></text:span><text:span text:style-name="Source_20_Text"><text:span text:style-name="T15"># All resources in the "extensions" API group</text:span></text:span></text:p>
      <text:h text:style-name="P3" text:outline-level="3"><text:bookmark text:name="formatting-output"/>Formatting output</text:h>
      <text:p text:style-name="P6"><text:span text:style-name="T3">To output details to your terminal window in a specific format, add the </text:span><text:span text:style-name="Source_20_Text"><text:span text:style-name="T4">-o</text:span></text:span><text:span text:style-name="T3"> (or </text:span><text:span text:style-name="Source_20_Text"><text:span text:style-name="T4">--output</text:span></text:span><text:span text:style-name="T3">) flag to a supported </text:span><text:span text:style-name="Source_20_Text"><text:span text:style-name="T4">kubectl</text:span></text:span><text:span text:style-name="T3"> command.</text:span></text:p>
      <table:table table:name="Таблица1" table:style-name="Таблица1">
        <table:table-column table:style-name="Таблица1.A"/>
        <table:table-column table:style-name="Таблица1.B"/>
        <table:table-row table:style-name="TableLine1716578207600">
          <table:table-cell table:style-name="Таблица1.A1" office:value-type="string">
            <text:p text:style-name="Table_20_Heading">Output format</text:p>
          </table:table-cell>
          <table:table-cell table:style-name="Таблица1.A1" office:value-type="string">
            <text:p text:style-name="Table_20_Heading">Description</text:p>
          </table:table-cell>
        </table:table-row>
        <table:table-row table:style-name="TableLine1716578210320">
          <table:table-cell table:style-name="Таблица1.A2" office:value-type="string">
            <text:p text:style-name="P5"><text:span text:style-name="Source_20_Text"><text:span text:style-name="T49">-o=custom-columns=&lt;spec&gt;</text:span></text:span></text:p>
          </table:table-cell>
          <table:table-cell table:style-name="Таблица1.A2" office:value-type="string">
            <text:p text:style-name="P24">Print a table using a comma separated list of custom columns</text:p>
          </table:table-cell>
        </table:table-row>
        <table:table-row table:style-name="TableLine1716578208416">
          <table:table-cell table:style-name="Таблица1.A2" office:value-type="string">
            <text:p text:style-name="P5"><text:span text:style-name="Source_20_Text"><text:span text:style-name="T49">-o=custom-columns-file=&lt;filename&gt;</text:span></text:span></text:p>
          </table:table-cell>
          <table:table-cell table:style-name="Таблица1.A2" office:value-type="string">
            <text:p text:style-name="P5"><text:span text:style-name="T43">Print a table using the custom columns template in the </text:span><text:span text:style-name="Source_20_Text"><text:span text:style-name="T49">&lt;filename&gt;</text:span></text:span><text:span text:style-name="T43"> file</text:span></text:p>
          </table:table-cell>
        </table:table-row>
        <table:table-row table:style-name="TableLine1716578210592">
          <table:table-cell table:style-name="Таблица1.A2" office:value-type="string">
            <text:p text:style-name="P5"><text:span text:style-name="Source_20_Text"><text:span text:style-name="T49">-o=go-template=&lt;template&gt;</text:span></text:span></text:p>
          </table:table-cell>
          <table:table-cell table:style-name="Таблица1.A2" office:value-type="string">
            <text:p text:style-name="Table_20_Contents"><text:span text:style-name="T43">Print the fields defined in a </text:span><text:a xlink:type="simple" xlink:href="https://pkg.go.dev/text/template" text:style-name="Internet_20_link" text:visited-style-name="Visited_20_Internet_20_Link"><text:span text:style-name="T50">golang template</text:span></text:a></text:p>
          </table:table-cell>
        </table:table-row>
        <table:table-row table:style-name="TableLine1716578204336">
          <table:table-cell table:style-name="Таблица1.A2" office:value-type="string">
            <text:p text:style-name="P5"><text:span text:style-name="Source_20_Text"><text:span text:style-name="T49">-o=go-template-file=&lt;filename&gt;</text:span></text:span></text:p>
          </table:table-cell>
          <table:table-cell table:style-name="Таблица1.A2" office:value-type="string">
            <text:p text:style-name="P5"><text:span text:style-name="T43">Print the fields defined by the </text:span><text:a xlink:type="simple" xlink:href="https://pkg.go.dev/text/template" text:style-name="Internet_20_link" text:visited-style-name="Visited_20_Internet_20_Link"><text:span text:style-name="T50">golang template</text:span></text:a><text:span text:style-name="T43"> in the </text:span><text:span text:style-name="Source_20_Text"><text:span text:style-name="T49">&lt;filename&gt;</text:span></text:span><text:span text:style-name="T43"> file</text:span></text:p>
          </table:table-cell>
        </table:table-row>
        <table:table-row table:style-name="TableLine1716578209232">
          <table:table-cell table:style-name="Таблица1.A2" office:value-type="string">
            <text:p text:style-name="P5"><text:span text:style-name="Source_20_Text"><text:span text:style-name="T49">-o=json</text:span></text:span></text:p>
          </table:table-cell>
          <table:table-cell table:style-name="Таблица1.A2" office:value-type="string">
            <text:p text:style-name="P24">Output a JSON formatted API object</text:p>
          </table:table-cell>
        </table:table-row>
        <table:table-row table:style-name="TableLine1716578208688">
          <table:table-cell table:style-name="Таблица1.A2" office:value-type="string">
            <text:p text:style-name="P5"><text:span text:style-name="Source_20_Text"><text:span text:style-name="T49">-o=jsonpath=&lt;template&gt;</text:span></text:span></text:p>
          </table:table-cell>
          <table:table-cell table:style-name="Таблица1.A2" office:value-type="string">
            <text:p text:style-name="Table_20_Contents"><text:span text:style-name="T43">Print the fields defined in a </text:span><text:a xlink:type="simple" xlink:href="https://kubernetes.io/docs/reference/kubectl/jsonpath" text:style-name="Internet_20_link" text:visited-style-name="Visited_20_Internet_20_Link"><text:span text:style-name="T50">jsonpath</text:span></text:a><text:span text:style-name="T43"> expression</text:span></text:p>
          </table:table-cell>
        </table:table-row>
        <table:table-row table:style-name="TableLine1716578212496">
          <table:table-cell table:style-name="Таблица1.A2" office:value-type="string">
            <text:p text:style-name="P5"><text:span text:style-name="Source_20_Text"><text:span text:style-name="T49">-o=jsonpath-file=&lt;filename&gt;</text:span></text:span></text:p>
          </table:table-cell>
          <table:table-cell table:style-name="Таблица1.A2" office:value-type="string">
            <text:p text:style-name="P5"><text:span text:style-name="T43">Print the fields defined by the </text:span><text:a xlink:type="simple" xlink:href="https://kubernetes.io/docs/reference/kubectl/jsonpath" text:style-name="Internet_20_link" text:visited-style-name="Visited_20_Internet_20_Link"><text:span text:style-name="T50">jsonpath</text:span></text:a><text:span text:style-name="T43"> expression in the </text:span><text:span text:style-name="Source_20_Text"><text:span text:style-name="T49">&lt;filename&gt;</text:span></text:span><text:span text:style-name="T43"> file</text:span></text:p>
          </table:table-cell>
        </table:table-row>
        <table:table-row table:style-name="TableLine1716578199168">
          <table:table-cell table:style-name="Таблица1.A2" office:value-type="string">
            <text:p text:style-name="P5"><text:span text:style-name="Source_20_Text"><text:span text:style-name="T49">-o=name</text:span></text:span></text:p>
          </table:table-cell>
          <table:table-cell table:style-name="Таблица1.A2" office:value-type="string">
            <text:p text:style-name="P24">Print only the resource name and nothing else</text:p>
          </table:table-cell>
        </table:table-row>
        <table:table-row table:style-name="TableLine1716578199712">
          <table:table-cell table:style-name="Таблица1.A2" office:value-type="string">
            <text:p text:style-name="P5"><text:span text:style-name="Source_20_Text"><text:span text:style-name="T49">-o=wide</text:span></text:span></text:p>
          </table:table-cell>
          <table:table-cell table:style-name="Таблица1.A2" office:value-type="string">
            <text:p text:style-name="P24">Output in the plain-text format with any additional information, and for pods, the node name is included</text:p>
          </table:table-cell>
        </table:table-row>
        <table:table-row table:style-name="TableLine1716578200256">
          <table:table-cell table:style-name="Таблица1.A2" office:value-type="string">
            <text:p text:style-name="P5"><text:span text:style-name="Source_20_Text"><text:span text:style-name="T49">-o=yaml</text:span></text:span></text:p>
          </table:table-cell>
          <table:table-cell table:style-name="Таблица1.A2" office:value-type="string">
            <text:p text:style-name="P24">Output a YAML formatted API object</text:p>
          </table:table-cell>
        </table:table-row>
      </table:table>
      <text:p text:style-name="P6"><text:span text:style-name="T3">Examples using </text:span><text:span text:style-name="Source_20_Text"><text:span text:style-name="T4">-o=custom-columns</text:span></text:span><text:span text:style-name="T3">:</text:span></text:p>
      <text:p text:style-name="P4"><text:span text:style-name="Source_20_Text"><text:span text:style-name="T15"># All images running in a cluster</text:span></text:span></text:p>
      <text:p text:style-name="P19"><text:span text:style-name="Source_20_Text"><text:span text:style-name="T5">kubectl get pods -A -o</text:span></text:span><text:span text:style-name="Source_20_Text"><text:span text:style-name="T18">=</text:span></text:span><text:span text:style-name="Source_20_Text"><text:span text:style-name="T5">custom-columns</text:span></text:span><text:span text:style-name="Source_20_Text"><text:span text:style-name="T18">=</text:span></text:span><text:span text:style-name="Source_20_Text"><text:span text:style-name="T24">'DATA:spec.containers[*].image'</text:span></text:span></text:p>
      <text:p text:style-name="P19"/>
      <text:p text:style-name="P19"><text:span text:style-name="Source_20_Text"><text:span text:style-name="T15"># All images running in namespace: default, grouped by Pod</text:span></text:span></text:p>
      <text:p text:style-name="P19"><text:span text:style-name="Source_20_Text"><text:span text:style-name="T5">kubectl get pods --namespace default --output</text:span></text:span><text:span text:style-name="Source_20_Text"><text:span text:style-name="T18">=</text:span></text:span><text:span text:style-name="Source_20_Text"><text:span text:style-name="T5">custom-columns</text:span></text:span><text:span text:style-name="Source_20_Text"><text:span text:style-name="T18">=</text:span></text:span><text:span text:style-name="Source_20_Text"><text:span text:style-name="T24">"NAME:.metadata.name,IMAGE:.spec.containers[*].image"</text:span></text:span></text:p>
      <text:p text:style-name="P19"/>
      <text:p text:style-name="P19"><text:span text:style-name="Source_20_Text"><text:span text:style-name="T12"><text:s/></text:span></text:span><text:span text:style-name="Source_20_Text"><text:span text:style-name="T15"># All images excluding "registry.k8s.io/coredns:1.6.2"</text:span></text:span></text:p>
      <text:p text:style-name="P19"><text:span text:style-name="Source_20_Text"><text:span text:style-name="T5">kubectl get pods -A -o</text:span></text:span><text:span text:style-name="Source_20_Text"><text:span text:style-name="T18">=</text:span></text:span><text:span text:style-name="Source_20_Text"><text:span text:style-name="T5">custom-columns</text:span></text:span><text:span text:style-name="Source_20_Text"><text:span text:style-name="T18">=</text:span></text:span><text:span text:style-name="Source_20_Text"><text:span text:style-name="T24">'DATA:spec.containers[?(@.image!="registry.k8s.io/coredns:1.6.2")].image'</text:span></text:span></text:p>
      <text:p text:style-name="P19"><text:soft-page-break/></text:p>
      <text:p text:style-name="P19"><text:span text:style-name="Source_20_Text"><text:span text:style-name="T15"># All fields under metadata regardless of name</text:span></text:span></text:p>
      <text:p text:style-name="P19"><text:span text:style-name="Source_20_Text"><text:span text:style-name="T5">kubectl get pods -A -o</text:span></text:span><text:span text:style-name="Source_20_Text"><text:span text:style-name="T18">=</text:span></text:span><text:span text:style-name="Source_20_Text"><text:span text:style-name="T5">custom-columns</text:span></text:span><text:span text:style-name="Source_20_Text"><text:span text:style-name="T18">=</text:span></text:span><text:span text:style-name="Source_20_Text"><text:span text:style-name="T24">'DATA:metadata.*'</text:span></text:span></text:p>
      <text:p text:style-name="P1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FMono-Regular" svg:font-family="SFMono-Regular, Menlo, Monaco, Consolas, 'liberation mono', 'courier new', monospace"/>
    <style:font-face style:name="open sans" svg:font-family="'open sans', apple-system, BlinkMacSystemFont, 'segoe ui', Roboto, 'helvetica neue', Arial, sans-serif, 'apple color emoji', 'segoe ui emoji', 'segoe ui symbol'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0.3$Windows_X86_64 LibreOffice_project/f6099ecf3d29644b5008cc8f48f42f4a40986e4c</meta:generator>
    <dc:date>2023-09-25T04:36:13.037000000</dc:date>
    <meta:editing-duration>P1DT9H57M18S</meta:editing-duration>
    <meta:editing-cycles>16</meta:editing-cycles>
    <meta:document-statistic meta:table-count="1" meta:image-count="0" meta:object-count="0" meta:page-count="14" meta:paragraph-count="460" meta:word-count="3114" meta:character-count="23696" meta:non-whitespace-character-count="19039"/>
  </office:meta>
</office:document-meta>
</file>